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9_">I</text:span><text:span text:style-name="_33_">N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3_">S</text:span><text:span text:style-name="_36_">,</text:span><text:span text:style-name="_37_"> </text:span><text:span text:style-name="_32_">J</text:span><text:span text:style-name="_35_">u</text:span><text:span text:style-name="_39_">l</text:span><text:span text:style-name="_33_">y</text:span><text:span text:style-name="_34_"> </text:span><text:span text:style-name="_39_">4</text:span><text:span text:style-name="_32_">,</text:span><text:span text:style-name="_34_"> </text:span><text:span text:style-name="_38_">1</text:span><text:span text:style-name="_32_">7</text:span><text:span text:style-name="_36_">7</text:span><text:span text:style-name="_39_">6</text:span><text:span text:style-name="_32_">.</text:span></text:p>
      <text:p text:style-name="P1"><text:span text:style-name="_39_">T</text:span><text:span text:style-name="_32_">h</text:span><text:span text:style-name="_35_">e</text:span><text:span text:style-name="_37_"> </text:span><text:span text:style-name="_32_">u</text:span><text:span text:style-name="_36_">n</text:span><text:span text:style-name="_39_">a</text:span><text:span text:style-name="_33_">n</text:span><text:span text:style-name="_35_">i</text:span><text:span text:style-name="_38_">m</text:span><text:span text:style-name="_33_">o</text:span><text:span text:style-name="_36_">u</text:span><text:span text:style-name="_39_">s</text:span><text:span text:style-name="_31_"> </text:span><text:span text:style-name="_36_">D</text:span><text:span text:style-name="_39_">e</text:span><text:span text:style-name="_32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8_">r</text:span><text:span text:style-name="_33_">t</text:span><text:span text:style-name="_35_">e</text:span><text:span text:style-name="_38_">e</text:span><text:span text:style-name="_32_">n</text:span><text:span text:style-name="_34_"> </text:span><text:span text:style-name="_38_">u</text:span><text:span text:style-name="_33_">n</text:span><text:span text:style-name="_35_">i</text:span><text:span text:style-name="_39_">t</text:span><text:span text:style-name="_32_">e</text:span><text:span text:style-name="_35_">d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m</text:span><text:span text:style-name="_32_">e</text:span><text:span text:style-name="_36_">r</text:span><text:span text:style-name="_39_">i</text:span><text:span text:style-name="_33_">c</text:span><text:span text:style-name="_36_">a</text:span><text:span text:style-name="_38_">,</text:span></text:p>
      <text:p text:style-name="P1"><text:span text:style-name="_36_">W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8_">e</text:span><text:span text:style-name="_32_">v</text:span><text:span text:style-name="_36_">e</text:span><text:span text:style-name="_39_">n</text:span><text:span text:style-name="_33_">t</text:span><text:span text:style-name="_35_">s</text:span><text:span text:style-name="_38_">,</text:span><text:span text:style-name="_31_"> </text:span><text:span text:style-name="_35_">i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6_">s</text:span><text:span text:style-name="_38_">s</text:span><text:span text:style-name="_32_">a</text:span><text:span text:style-name="_35_">r</text:span><text:span text:style-name="_38_">y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p</text:span><text:span text:style-name="_35_">e</text:span><text:span text:style-name="_39_">o</text:span><text:span text:style-name="_32_">p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i</text:span><text:span text:style-name="_32_">s</text:span><text:span text:style-name="_36_">s</text:span><text:span text:style-name="_38_">o</text:span><text:span text:style-name="_33_">l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2_">a</text:span><text:span text:style-name="_35_">l</text:span><text:span text:style-name="_37_"> </text:span><text:span text:style-name="_33_">b</text:span><text:span text:style-name="_36_">a</text:span><text:span text:style-name="_39_">n</text:span><text:span text:style-name="_33_">d</text:span><text:span text:style-name="_36_">s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s</text:span><text:span text:style-name="_38_">u</text:span><text:span text:style-name="_32_">m</text:span><text:span text:style-name="_35_">e</text:span><text:span text:style-name="_37_"> </text:span><text:span text:style-name="_32_">a</text:span><text:span text:style-name="_36_">m</text:span><text:span text:style-name="_39_">o</text:span><text:span text:style-name="_33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a</text:span><text:span text:style-name="_38_">r</text:span><text:span text:style-name="_32_">t</text:span><text:span text:style-name="_36_">h</text:span><text:span text:style-name="_38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3_">e</text:span><text:span text:style-name="_36_">p</text:span><text:span text:style-name="_39_">a</text:span><text:span text:style-name="_33_">r</text:span><text:span text:style-name="_36_">a</text:span><text:span text:style-name="_38_">t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e</text:span><text:span text:style-name="_36_">q</text:span><text:span text:style-name="_38_">u</text:span><text:span text:style-name="_33_">a</text:span><text:span text:style-name="_35_">l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N</text:span><text:span text:style-name="_33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o</text:span><text:span text:style-name="_38_">f</text:span><text:span text:style-name="_31_"> </text:span><text:span text:style-name="_35_">N</text:span><text:span text:style-name="_38_">a</text:span><text:span text:style-name="_33_">t</text:span><text:span text:style-name="_35_">u</text:span><text:span text:style-name="_39_">r</text:span><text:span text:style-name="_32_">e</text:span><text:span text:style-name="_36_">'</text:span><text:span text:style-name="_38_">s</text:span><text:span text:style-name="_31_"> </text:span><text:span text:style-name="_36_">G</text:span><text:span text:style-name="_39_">o</text:span><text:span text:style-name="_33_">d</text:span><text:span text:style-name="_34_"> </text:span><text:span text:style-name="_38_">e</text:span><text:span text:style-name="_33_">n</text:span><text:span text:style-name="_36_">t</text:span><text:span text:style-name="_39_">i</text:span><text:span text:style-name="_33_">t</text:span><text:span text:style-name="_36_">l</text:span><text:span text:style-name="_39_">e</text:span><text:span text:style-name="_31_"> </text:span><text:span text:style-name="_36_">t</text:span><text:span text:style-name="_39_">h</text:span><text:span text:style-name="_33_">e</text:span><text:span text:style-name="_35_">m</text:span><text:span text:style-name="_38_">,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c</text:span><text:span text:style-name="_33_">e</text:span><text:span text:style-name="_36_">n</text:span><text:span text:style-name="_38_">t</text:span><text:span text:style-name="_31_"> </text:span><text:span text:style-name="_35_">r</text:span><text:span text:style-name="_39_">e</text:span><text:span text:style-name="_33_">s</text:span><text:span text:style-name="_35_">p</text:span><text:span text:style-name="_39_">e</text:span><text:span text:style-name="_33_">c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p</text:span><text:span text:style-name="_33_">i</text:span><text:span text:style-name="_35_">n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k</text:span><text:span text:style-name="_39_">i</text:span><text:span text:style-name="_32_">n</text:span><text:span text:style-name="_35_">d</text:span><text:span text:style-name="_37_"> </text:span><text:span text:style-name="_33_">r</text:span><text:span text:style-name="_35_">e</text:span><text:span text:style-name="_39_">q</text:span><text:span text:style-name="_32_">u</text:span><text:span text:style-name="_35_">i</text:span><text:span text:style-name="_38_">r</text:span><text:span text:style-name="_32_">e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6_">c</text:span><text:span text:style-name="_38_">l</text:span><text:span text:style-name="_32_">a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c</text:span><text:span text:style-name="_32_">a</text:span><text:span text:style-name="_35_">u</text:span><text:span text:style-name="_39_">s</text:span><text:span text:style-name="_32_">e</text:span><text:span text:style-name="_35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5_">l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e</text:span><text:span text:style-name="_38_">p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2_">n</text:span><text:span text:style-name="_35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</text:span>-<text:span text:style-name="_38_">e</text:span><text:span text:style-name="_32_">v</text:span><text:span text:style-name="_35_">i</text:span><text:span text:style-name="_38_">d</text:span><text:span text:style-name="_32_">e</text:span><text:span text:style-name="_36_">n</text:span><text:span text:style-name="_39_">t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c</text:span><text:span text:style-name="_38_">r</text:span><text:span text:style-name="_33_">e</text:span><text:span text:style-name="_35_">a</text:span><text:span text:style-name="_39_">t</text:span><text:span text:style-name="_32_">e</text:span><text:span text:style-name="_36_">d</text:span><text:span text:style-name="_37_"> </text:span><text:span text:style-name="_33_">e</text:span><text:span text:style-name="_36_">q</text:span><text:span text:style-name="_38_">u</text:span><text:span text:style-name="_33_">a</text:span><text:span text:style-name="_35_">l</text:span><text:span text:style-name="_39_">,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e</text:span><text:span text:style-name="_35_">n</text:span><text:span text:style-name="_38_">d</text:span><text:span text:style-name="_33_">o</text:span><text:span text:style-name="_35_">w</text:span><text:span text:style-name="_38_">e</text:span><text:span text:style-name="_33_">d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5_">o</text:span><text:span text:style-name="_39_">r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a</text:span><text:span text:style-name="_39_">l</text:span><text:span text:style-name="_33_">i</text:span><text:span text:style-name="_35_">e</text:span><text:span text:style-name="_38_">n</text:span><text:span text:style-name="_32_">a</text:span><text:span text:style-name="_35_">b</text:span><text:span text:style-name="_38_">l</text:span><text:span text:style-name="_33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6_">s</text:span><text:span text:style-name="_39_">,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m</text:span><text:span text:style-name="_38_">o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L</text:span><text:span text:style-name="_39_">i</text:span><text:span text:style-name="_33_">f</text:span><text:span text:style-name="_36_">e</text:span><text:span text:style-name="_39_">,</text:span><text:span text:style-name="_31_"> </text:span><text:span text:style-name="_36_">L</text:span><text:span text:style-name="_39_">i</text:span><text:span text:style-name="_32_">b</text:span><text:span text:style-name="_36_">e</text:span><text:span text:style-name="_39_">r</text:span><text:span text:style-name="_33_">t</text:span><text:span text:style-name="_35_">y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u</text:span><text:span text:style-name="_35_">r</text:span><text:span text:style-name="_39_">s</text:span><text:span text:style-name="_33_">u</text:span><text:span text:style-name="_36_">i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H</text:span><text:span text:style-name="_39_">a</text:span><text:span text:style-name="_32_">p</text:span><text:span text:style-name="_36_">p</text:span><text:span text:style-name="_38_">i</text:span><text:span text:style-name="_33_">n</text:span><text:span text:style-name="_36_">e</text:span><text:span text:style-name="_39_">s</text:span><text:span text:style-name="_32_">s</text:span><text:span text:style-name="_35_">.</text:span>--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e</text:span><text:span text:style-name="_39_">c</text:span><text:span text:style-name="_33_">u</text:span><text:span text:style-name="_36_">r</text:span><text:span text:style-name="_39_">e</text:span><text:span text:style-name="_31_"> </text:span><text:span text:style-name="_35_">t</text:span><text:span text:style-name="_39_">h</text:span><text:span text:style-name="_33_">e</text:span><text:span text:style-name="_35_">s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2_">s</text:span><text:span text:style-name="_36_">,</text:span><text:span text:style-name="_37_"> </text:span><text:span text:style-name="_32_">G</text:span><text:span text:style-name="_36_">o</text:span><text:span text:style-name="_38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i</text:span><text:span text:style-name="_33_">t</text:span><text:span text:style-name="_35_">u</text:span><text:span text:style-name="_38_">t</text:span><text:span text:style-name="_32_">e</text:span><text:span text:style-name="_35_">d</text:span><text:span text:style-name="_37_"> </text:span><text:span text:style-name="_33_">a</text:span><text:span text:style-name="_36_">m</text:span><text:span text:style-name="_38_">o</text:span><text:span text:style-name="_32_">n</text:span><text:span text:style-name="_35_">g</text:span><text:span text:style-name="_37_"> </text:span><text:span text:style-name="_32_">M</text:span><text:span text:style-name="_35_">e</text:span><text:span text:style-name="_39_">n</text:span><text:span text:style-name="_32_">,</text:span><text:span text:style-name="_34_"> </text:span><text:span text:style-name="_39_">d</text:span><text:span text:style-name="_33_">e</text:span><text:span text:style-name="_36_">r</text:span><text:span text:style-name="_38_">i</text:span><text:span text:style-name="_32_">v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8_">i</text:span><text:span text:style-name="_32_">r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p</text:span><text:span text:style-name="_39_">o</text:span><text:span text:style-name="_33_">w</text:span><text:span text:style-name="_36_">e</text:span><text:span text:style-name="_38_">r</text:span><text:span text:style-name="_33_">s</text:span><text:span text:style-name="_34_"> </text:span><text:span text:style-name="_39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o</text:span><text:span text:style-name="_35_">n</text:span><text:span text:style-name="_38_">s</text:span><text:span text:style-name="_32_">e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g</text:span><text:span text:style-name="_32_">o</text:span><text:span text:style-name="_35_">v</text:span><text:span text:style-name="_39_">e</text:span><text:span text:style-name="_33_">r</text:span><text:span text:style-name="_35_">n</text:span><text:span text:style-name="_39_">e</text:span><text:span text:style-name="_32_">d</text:span><text:span text:style-name="_35_">,</text:span><text:span text:style-name="_37_"> </text:span>--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h</text:span><text:span text:style-name="_32_">e</text:span><text:span text:style-name="_36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2_">v</text:span><text:span text:style-name="_35_">e</text:span><text:span text:style-name="_38_">r</text:span><text:span text:style-name="_32_">n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9_">e</text:span><text:span text:style-name="_32_">s</text:span><text:span text:style-name="_34_"> </text:span><text:span text:style-name="_38_">d</text:span><text:span text:style-name="_32_">e</text:span><text:span text:style-name="_36_">s</text:span><text:span text:style-name="_38_">t</text:span><text:span text:style-name="_32_">r</text:span><text:span text:style-name="_35_">u</text:span><text:span text:style-name="_38_">c</text:span><text:span text:style-name="_33_">t</text:span><text:span text:style-name="_36_">i</text:span><text:span text:style-name="_38_">v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e</text:span><text:span text:style-name="_33_">n</text:span><text:span text:style-name="_35_">d</text:span><text:span text:style-name="_39_">s</text:span><text:span text:style-name="_32_">,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l</text:span><text:span text:style-name="_36_">t</text:span><text:span text:style-name="_39_">e</text:span><text:span text:style-name="_33_">r</text:span><text:span text:style-name="_34_"> 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a</text:span><text:span text:style-name="_33_">b</text:span><text:span text:style-name="_36_">o</text:span><text:span text:style-name="_39_">l</text:span><text:span text:style-name="_33_">i</text:span><text:span text:style-name="_35_">s</text:span><text:span text:style-name="_39_">h</text:span><text:span text:style-name="_31_"> </text:span><text:span text:style-name="_35_">i</text:span><text:span text:style-name="_38_">t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i</text:span><text:span text:style-name="_38_">t</text:span><text:span text:style-name="_33_">u</text:span><text:span text:style-name="_35_">t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8_">G</text:span><text:span text:style-name="_32_">o</text:span><text:span text:style-name="_36_">v</text:span><text:span text:style-name="_39_">e</text:span><text:span text:style-name="_32_">r</text:span><text:span text:style-name="_35_">n</text:span><text:span text:style-name="_39_">m</text:span><text:span text:style-name="_33_">e</text:span><text:span text:style-name="_36_">n</text:span><text:span text:style-name="_38_">t</text:span><text:span text:style-name="_32_">,</text:span><text:span text:style-name="_34_"> </text:span><text:span text:style-name="_39_">l</text:span><text:span text:style-name="_32_">a</text:span><text:span text:style-name="_36_">y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f</text:span><text:span text:style-name="_39_">o</text:span><text:span text:style-name="_33_">u</text:span><text:span text:style-name="_35_">n</text:span><text:span text:style-name="_39_">d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p</text:span><text:span text:style-name="_32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3_">l</text:span><text:span text:style-name="_35_">e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o</text:span><text:span text:style-name="_33_">r</text:span><text:span text:style-name="_36_">g</text:span><text:span text:style-name="_39_">a</text:span><text:span text:style-name="_32_">n</text:span><text:span text:style-name="_35_">i</text:span><text:span text:style-name="_38_">z</text:span><text:span text:style-name="_32_">i</text:span><text:span text:style-name="_36_">n</text:span><text:span text:style-name="_38_">g</text:span><text:span text:style-name="_31_"> </text:span><text:span text:style-name="_35_">i</text:span><text:span text:style-name="_39_">t</text:span><text:span text:style-name="_32_">s</text:span><text:span text:style-name="_34_"> </text:span><text:span text:style-name="_39_">p</text:span><text:span text:style-name="_32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f</text:span><text:span text:style-name="_33_">o</text:span><text:span text:style-name="_35_">r</text:span><text:span text:style-name="_39_">m</text:span><text:span text:style-name="_32_">,</text:span><text:span text:style-name="_34_"> </text:span><text:span text:style-name="_38_">a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6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s</text:span><text:span text:style-name="_38_">e</text:span><text:span text:style-name="_33_">e</text:span><text:span text:style-name="_35_">m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l</text:span><text:span text:style-name="_33_">i</text:span><text:span text:style-name="_35_">k</text:span><text:span text:style-name="_39_">e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9_">a</text:span><text:span text:style-name="_32_">f</text:span><text:span text:style-name="_36_">e</text:span><text:span text:style-name="_38_">t</text:span><text:span text:style-name="_32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H</text:span><text:span text:style-name="_35_">a</text:span><text:span text:style-name="_38_">p</text:span><text:span text:style-name="_33_">p</text:span><text:span text:style-name="_36_">i</text:span><text:span text:style-name="_39_">n</text:span><text:span text:style-name="_33_">e</text:span><text:span text:style-name="_35_">s</text:span><text:span text:style-name="_38_">s</text:span><text:span text:style-name="_33_">.</text:span><text:span text:style-name="_34_"> </text:span><text:span text:style-name="_39_">P</text:span><text:span text:style-name="_33_">r</text:span><text:span text:style-name="_36_">u</text:span><text:span text:style-name="_39_">d</text:span><text:span text:style-name="_32_">e</text:span><text:span text:style-name="_36_">n</text:span><text:span text:style-name="_38_">c</text:span><text:span text:style-name="_33_">e</text:span><text:span text:style-name="_36_">,</text:span><text:span text:style-name="_37_"> </text:span><text:span text:style-name="_32_">i</text:span><text:span text:style-name="_36_">n</text:span><text:span text:style-name="_39_">d</text:span><text:span text:style-name="_32_">e</text:span><text:span text:style-name="_36_">e</text:span><text:span text:style-name="_39_">d</text:span><text:span text:style-name="_32_">,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6_">d</text:span><text:span text:style-name="_39_">i</text:span><text:span text:style-name="_32_">c</text:span><text:span text:style-name="_36_">t</text:span><text:span text:style-name="_38_">a</text:span><text:span text:style-name="_32_">t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G</text:span><text:span text:style-name="_32_">o</text:span><text:span text:style-name="_36_">v</text:span><text:span text:style-name="_38_">e</text:span><text:span text:style-name="_33_">r</text:span><text:span text:style-name="_36_">n</text:span><text:span text:style-name="_38_">m</text:span><text:span text:style-name="_33_">e</text:span><text:span text:style-name="_35_">n</text:span><text:span text:style-name="_38_">t</text:span><text:span text:style-name="_32_">s</text:span><text:span text:style-name="_34_"> </text:span><text:span text:style-name="_39_">l</text:span><text:span text:style-name="_33_">o</text:span><text:span text:style-name="_35_">n</text:span><text:span text:style-name="_39_">g</text:span><text:span text:style-name="_31_"> </text:span><text:span text:style-name="_35_">e</text:span><text:span text:style-name="_39_">s</text:span><text:span text:style-name="_32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3_">h</text:span><text:span text:style-name="_36_">e</text:span><text:span text:style-name="_39_">d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h</text:span><text:span text:style-name="_38_">a</text:span><text:span text:style-name="_33_">n</text:span><text:span text:style-name="_35_">g</text:span><text:span text:style-name="_39_">e</text:span><text:span text:style-name="_33_">d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l</text:span><text:span text:style-name="_36_">i</text:span><text:span text:style-name="_39_">g</text:span><text:span text:style-name="_33_">h</text:span><text:span text:style-name="_35_">t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r</text:span><text:span text:style-name="_33_">a</text:span><text:span text:style-name="_35_">n</text:span><text:span text:style-name="_39_">s</text:span><text:span text:style-name="_33_">i</text:span><text:span text:style-name="_35_">e</text:span><text:span text:style-name="_38_">n</text:span><text:span text:style-name="_33_">t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9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r</text:span><text:span text:style-name="_35_">d</text:span><text:span text:style-name="_38_">i</text:span><text:span text:style-name="_33_">n</text:span><text:span text:style-name="_36_">g</text:span><text:span text:style-name="_39_">l</text:span><text:span text:style-name="_33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3_">e</text:span><text:span text:style-name="_36_">r</text:span><text:span text:style-name="_39_">i</text:span><text:span text:style-name="_32_">e</text:span><text:span text:style-name="_36_">n</text:span><text:span text:style-name="_39_">c</text:span><text:span text:style-name="_33_">e</text:span><text:span text:style-name="_34_"> </text:span><text:span text:style-name="_38_">h</text:span><text:span text:style-name="_33_">a</text:span><text:span text:style-name="_35_">t</text:span><text:span text:style-name="_38_">h</text:span><text:span text:style-name="_31_"> </text:span><text:span text:style-name="_36_">s</text:span><text:span text:style-name="_38_">h</text:span><text:span text:style-name="_33_">e</text:span><text:span text:style-name="_36_">w</text:span><text:span text:style-name="_39_">n</text:span><text:span text:style-name="_32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k</text:span><text:span text:style-name="_38_">i</text:span><text:span text:style-name="_33_">n</text:span><text:span text:style-name="_36_">d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9_">s</text:span><text:span text:style-name="_32_">p</text:span><text:span text:style-name="_36_">o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e</text:span><text:span text:style-name="_39_">r</text:span><text:span text:style-name="_33_">,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l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e</text:span><text:span text:style-name="_38_">r</text:span><text:span text:style-name="_32_">a</text:span><text:span text:style-name="_35_">b</text:span><text:span text:style-name="_39_">l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3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6_">b</text:span><text:span text:style-name="_38_">y</text:span><text:span text:style-name="_31_"> </text:span><text:span text:style-name="_35_">a</text:span><text:span text:style-name="_39_">b</text:span><text:span text:style-name="_32_">o</text:span><text:span text:style-name="_35_">l</text:span><text:span text:style-name="_39_">i</text:span><text:span text:style-name="_33_">s</text:span><text:span text:style-name="_36_">h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a</text:span><text:span text:style-name="_38_">c</text:span><text:span text:style-name="_32_">c</text:span><text:span text:style-name="_35_">u</text:span><text:span text:style-name="_38_">s</text:span><text:span text:style-name="_33_">t</text:span><text:span text:style-name="_35_">o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a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t</text:span><text:span text:style-name="_33_">r</text:span><text:span text:style-name="_35_">a</text:span><text:span text:style-name="_39_">i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b</text:span><text:span text:style-name="_35_">u</text:span><text:span text:style-name="_38_">s</text:span><text:span text:style-name="_32_">e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u</text:span><text:span text:style-name="_39_">s</text:span><text:span text:style-name="_33_">u</text:span><text:span text:style-name="_35_">r</text:span><text:span text:style-name="_38_">p</text:span><text:span text:style-name="_32_">a</text:span><text:span text:style-name="_36_">t</text:span><text:span text:style-name="_38_">i</text:span><text:span text:style-name="_32_">o</text:span><text:span text:style-name="_36_">n</text:span><text:span text:style-name="_39_">s</text:span><text:span text:style-name="_33_">,</text:span><text:span text:style-name="_34_"> </text:span><text:span text:style-name="_38_">p</text:span><text:span text:style-name="_32_">u</text:span><text:span text:style-name="_35_">r</text:span><text:span text:style-name="_39_">s</text:span><text:span text:style-name="_32_">u</text:span><text:span text:style-name="_35_">i</text:span><text:span text:style-name="_39_">n</text:span><text:span text:style-name="_33_">g</text:span><text:span text:style-name="_34_"> </text:span><text:span text:style-name="_39_">i</text:span><text:span text:style-name="_33_">n</text:span><text:span text:style-name="_36_">v</text:span><text:span text:style-name="_38_">a</text:span><text:span text:style-name="_33_">r</text:span><text:span text:style-name="_35_">i</text:span><text:span text:style-name="_39_">a</text:span><text:span text:style-name="_33_">b</text:span><text:span text:style-name="_35_">l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2_">a</text:span><text:span text:style-name="_36_">m</text:span><text:span text:style-name="_39_">e</text:span><text:span text:style-name="_31_"> </text:span><text:span text:style-name="_36_">O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e</text:span><text:span text:style-name="_33_">v</text:span><text:span text:style-name="_36_">i</text:span><text:span text:style-name="_38_">n</text:span><text:span text:style-name="_33_">c</text:span><text:span text:style-name="_35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r</text:span><text:span text:style-name="_39_">e</text:span><text:span text:style-name="_33_">d</text:span><text:span text:style-name="_36_">u</text:span><text:span text:style-name="_39_">c</text:span><text:span text:style-name="_32_">e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6_">a</text:span><text:span text:style-name="_39_">b</text:span><text:span text:style-name="_32_">s</text:span><text:span text:style-name="_36_">o</text:span><text:span text:style-name="_38_">l</text:span><text:span text:style-name="_32_">u</text:span><text:span text:style-name="_35_">t</text:span><text:span text:style-name="_38_">e</text:span><text:span text:style-name="_31_"> </text:span><text:span text:style-name="_36_">D</text:span><text:span text:style-name="_38_">e</text:span><text:span text:style-name="_32_">s</text:span><text:span text:style-name="_36_">p</text:span><text:span text:style-name="_39_">o</text:span><text:span text:style-name="_32_">t</text:span><text:span text:style-name="_35_">i</text:span><text:span text:style-name="_39_">s</text:span><text:span text:style-name="_32_">m</text:span><text:span text:style-name="_36_">,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5_">h</text:span><text:span text:style-name="_38_">e</text:span><text:span text:style-name="_33_">i</text:span><text:span text:style-name="_35_">r</text:span><text:span text:style-name="_37_"> </text:span><text:span text:style-name="_32_">r</text:span><text:span text:style-name="_36_">i</text:span><text:span text:style-name="_39_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d</text:span><text:span text:style-name="_39_">u</text:span><text:span text:style-name="_32_">t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r</text:span><text:span text:style-name="_36_">o</text:span><text:span text:style-name="_38_">w</text:span><text:span text:style-name="_31_"> </text:span><text:span text:style-name="_35_">o</text:span><text:span text:style-name="_39_">f</text:span><text:span text:style-name="_32_">f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5_">m</text:span><text:span text:style-name="_38_">e</text:span><text:span text:style-name="_32_">n</text:span><text:span text:style-name="_36_">t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5_">d</text:span><text:span text:style-name="_38_">e</text:span><text:span text:style-name="_31_"> </text:span><text:span text:style-name="_35_">n</text:span><text:span text:style-name="_39_">e</text:span><text:span text:style-name="_32_">w</text:span><text:span text:style-name="_34_"> </text:span><text:span text:style-name="_39_">G</text:span><text:span text:style-name="_33_">u</text:span><text:span text:style-name="_35_">a</text:span><text:span text:style-name="_38_">r</text:span><text:span text:style-name="_33_">d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f</text:span><text:span text:style-name="_39_">u</text:span><text:span text:style-name="_33_">t</text:span><text:span text:style-name="_36_">u</text:span><text:span text:style-name="_38_">r</text:span><text:span text:style-name="_33_">e</text:span><text:span text:style-name="_34_"> </text:span><text:span text:style-name="_39_">s</text:span><text:span text:style-name="_33_">e</text:span><text:span text:style-name="_35_">c</text:span><text:span text:style-name="_38_">u</text:span><text:span text:style-name="_33_">r</text:span><text:span text:style-name="_36_">i</text:span><text:span text:style-name="_39_">t</text:span><text:span text:style-name="_32_">y</text:span><text:span text:style-name="_36_">.</text:span>--<text:span text:style-name="_36_">S</text:span><text:span text:style-name="_38_">u</text:span><text:span text:style-name="_32_">c</text:span><text:span text:style-name="_36_">h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2_">t</text:span><text:span text:style-name="_36_">i</text:span><text:span text:style-name="_39_">e</text:span><text:span text:style-name="_32_">n</text:span><text:span text:style-name="_35_">t</text:span><text:span text:style-name="_37_"> </text:span><text:span text:style-name="_33_">s</text:span><text:span text:style-name="_36_">u</text:span><text:span text:style-name="_38_">f</text:span><text:span text:style-name="_33_">f</text:span><text:span text:style-name="_36_">e</text:span><text:span text:style-name="_39_">r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2_">n</text:span><text:span text:style-name="_36_">i</text:span><text:span text:style-name="_39_">e</text:span><text:span text:style-name="_33_">s</text:span><text:span text:style-name="_35_">;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c</text:span><text:span text:style-name="_35_">o</text:span><text:span text:style-name="_39_">n</text:span><text:span text:style-name="_33_">s</text:span><text:span text:style-name="_36_">t</text:span><text:span text:style-name="_39_">r</text:span><text:span text:style-name="_33_">a</text:span><text:span text:style-name="_36_">i</text:span><text:span text:style-name="_39_">n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l</text:span><text:span text:style-name="_33_">t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5_">f</text:span><text:span text:style-name="_38_">o</text:span><text:span text:style-name="_33_">r</text:span><text:span text:style-name="_35_">m</text:span><text:span text:style-name="_38_">e</text:span><text:span text:style-name="_33_">r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5_">m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3_">n</text:span><text:span text:style-name="_35_">m</text:span><text:span text:style-name="_39_">e</text:span><text:span text:style-name="_32_">n</text:span><text:span text:style-name="_35_">t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i</text:span><text:span text:style-name="_35_">s</text:span><text:span text:style-name="_38_">t</text:span><text:span text:style-name="_32_">o</text:span><text:span text:style-name="_35_">r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8_">s</text:span><text:span text:style-name="_33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5_">g</text:span><text:span text:style-name="_37_"> </text:span><text:span text:style-name="_32_">o</text:span><text:span text:style-name="_35_">f</text:span><text:span text:style-name="_37_"> </text:span><text:span text:style-name="_33_">G</text:span><text:span text:style-name="_35_">r</text:span><text:span text:style-name="_38_">e</text:span><text:span text:style-name="_33_">a</text:span><text:span text:style-name="_35_">t</text:span><text:span text:style-name="_37_"> </text:span><text:span text:style-name="_33_">B</text:span><text:span text:style-name="_36_">r</text:span><text:span text:style-name="_39_">i</text:span><text:span text:style-name="_32_">t</text:span><text:span text:style-name="_35_">a</text:span><text:span text:style-name="_38_">i</text:span><text:span text:style-name="_33_">n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h</text:span><text:span text:style-name="_39_">i</text:span><text:span text:style-name="_32_">s</text:span><text:span text:style-name="_36_">t</text:span><text:span text:style-name="_39_">o</text:span><text:span text:style-name="_33_">r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e</text:span><text:span text:style-name="_39_">p</text:span><text:span text:style-name="_33_">e</text:span><text:span text:style-name="_36_">a</text:span><text:span text:style-name="_39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j</text:span><text:span text:style-name="_33_">u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u</text:span><text:span text:style-name="_38_">s</text:span><text:span text:style-name="_32_">u</text:span><text:span text:style-name="_36_">r</text:span><text:span text:style-name="_39_">p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3_">,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h</text:span><text:span text:style-name="_36_">a</text:span><text:span text:style-name="_38_">v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5_">d</text:span><text:span text:style-name="_39_">i</text:span><text:span text:style-name="_33_">r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s</text:span><text:span text:style-name="_32_">t</text:span><text:span text:style-name="_36_">a</text:span><text:span text:style-name="_38_">b</text:span><text:span text:style-name="_32_">l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a</text:span><text:span text:style-name="_35_">n</text:span><text:span text:style-name="_37_"> </text:span><text:span text:style-name="_32_">a</text:span><text:span text:style-name="_35_">b</text:span><text:span text:style-name="_39_">s</text:span><text:span text:style-name="_33_">o</text:span><text:span text:style-name="_35_">l</text:span><text:span text:style-name="_39_">u</text:span><text:span text:style-name="_32_">t</text:span><text:span text:style-name="_35_">e</text:span><text:span text:style-name="_37_"> </text:span><text:span text:style-name="_32_">T</text:span><text:span text:style-name="_35_">y</text:span><text:span text:style-name="_38_">r</text:span><text:span text:style-name="_33_">a</text:span><text:span text:style-name="_35_">n</text:span><text:span text:style-name="_38_">n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s</text:span><text:span text:style-name="_35_">.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,</text:span><text:span text:style-name="_37_"> </text:span><text:span text:style-name="_32_">l</text:span><text:span text:style-name="_35_">e</text:span><text:span text:style-name="_39_">t</text:span><text:span text:style-name="_31_"> </text:span><text:span text:style-name="_35_">F</text:span><text:span text:style-name="_38_">a</text:span><text:span text:style-name="_33_">c</text:span><text:span text:style-name="_35_">t</text:span><text:span text:style-name="_38_">s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b</text:span><text:span text:style-name="_36_">m</text:span><text:span text:style-name="_38_">i</text:span><text:span text:style-name="_32_">t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8_">i</text:span><text:span text:style-name="_33_">d</text:span><text:span text:style-name="_34_"> </text:span><text:span text:style-name="_38_">w</text:span><text:span text:style-name="_33_">o</text:span><text:span text:style-name="_36_">r</text:span><text:span text:style-name="_39_">l</text:span><text:span text:style-name="_32_">d</text:span><text:span text:style-name="_36_">.</text:span></text:p>
      <text:p text:style-name="P1"><text:span text:style-name="_32_">H</text:span><text:span text:style-name="_35_">e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r</text:span><text:span text:style-name="_38_">e</text:span><text:span text:style-name="_33_">f</text:span><text:span text:style-name="_35_">u</text:span><text:span text:style-name="_39_">s</text:span><text:span text:style-name="_33_">e</text:span><text:span text:style-name="_36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L</text:span><text:span text:style-name="_33_">a</text:span><text:span text:style-name="_35_">w</text:span><text:span text:style-name="_38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w</text:span><text:span text:style-name="_32_">h</text:span><text:span text:style-name="_35_">o</text:span><text:span text:style-name="_38_">l</text:span><text:span text:style-name="_33_">e</text:span><text:span text:style-name="_36_">s</text:span><text:span text:style-name="_38_">o</text:span><text:span text:style-name="_32_">m</text:span><text:span text:style-name="_36_">e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8_">e</text:span><text:span text:style-name="_33_">c</text:span><text:span text:style-name="_35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u</text:span><text:span text:style-name="_32_">b</text:span><text:span text:style-name="_36_">l</text:span><text:span text:style-name="_38_">i</text:span><text:span text:style-name="_32_">c</text:span><text:span text:style-name="_34_"> </text:span><text:span text:style-name="_38_">g</text:span><text:span text:style-name="_33_">o</text:span><text:span text:style-name="_35_">o</text:span><text:span text:style-name="_39_">d</text:span><text:span text:style-name="_33_">.</text:span></text:p>
      <text:p text:style-name="P1"><text:span text:style-name="_38_">H</text:span><text:span text:style-name="_32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o</text:span><text:span text:style-name="_38_">r</text:span><text:span text:style-name="_33_">b</text:span><text:span text:style-name="_35_">i</text:span><text:span text:style-name="_38_">d</text:span><text:span text:style-name="_33_">d</text:span><text:span text:style-name="_35_">e</text:span><text:span text:style-name="_38_">n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G</text:span><text:span text:style-name="_32_">o</text:span><text:span text:style-name="_35_">v</text:span><text:span text:style-name="_39_">e</text:span><text:span text:style-name="_32_">r</text:span><text:span text:style-name="_35_">n</text:span><text:span text:style-name="_38_">o</text:span><text:span text:style-name="_32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a</text:span><text:span text:style-name="_39_">s</text:span><text:span text:style-name="_33_">s</text:span><text:span text:style-name="_34_"> 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m</text:span><text:span text:style-name="_33_">m</text:span><text:span text:style-name="_35_">e</text:span><text:span text:style-name="_39_">d</text:span><text:span text:style-name="_33_">i</text:span><text:span text:style-name="_36_">a</text:span><text:span text:style-name="_38_">t</text:span><text:span text:style-name="_33_">e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p</text:span><text:span text:style-name="_35_">r</text:span><text:span text:style-name="_39_">e</text:span><text:span text:style-name="_32_">s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i</text:span><text:span text:style-name="_35_">m</text:span><text:span text:style-name="_39_">p</text:span><text:span text:style-name="_32_">o</text:span><text:span text:style-name="_35_">r</text:span><text:span text:style-name="_38_">t</text:span><text:span text:style-name="_33_">a</text:span><text:span text:style-name="_35_">n</text:span><text:span text:style-name="_38_">c</text:span><text:span text:style-name="_33_">e</text:span><text:span text:style-name="_36_">,</text:span><text:span text:style-name="_37_"> </text:span><text:span text:style-name="_32_">u</text:span><text:span text:style-name="_36_">n</text:span><text:span text:style-name="_39_">l</text:span><text:span text:style-name="_33_">e</text:span><text:span text:style-name="_36_">s</text:span><text:span text:style-name="_39_">s</text:span><text:span text:style-name="_31_"> </text:span><text:span text:style-name="_35_">s</text:span><text:span text:style-name="_38_">u</text:span><text:span text:style-name="_32_">s</text:span><text:span text:style-name="_35_">p</text:span><text:span text:style-name="_38_">e</text:span><text:span text:style-name="_32_">n</text:span><text:span text:style-name="_35_">d</text:span><text:span text:style-name="_38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8_">i</text:span><text:span text:style-name="_32_">r</text:span><text:span text:style-name="_34_"> </text:span><text:span text:style-name="_38_">o</text:span><text:span text:style-name="_32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t</text:span><text:span text:style-name="_36_">i</text:span><text:span text:style-name="_38_">l</text:span><text:span text:style-name="_33_">l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A</text:span><text:span text:style-name="_36_">s</text:span><text:span text:style-name="_39_">s</text:span><text:span text:style-name="_33_">e</text:span><text:span text:style-name="_36_">n</text:span><text:span text:style-name="_38_">t</text:span><text:span text:style-name="_31_"> </text:span><text:span text:style-name="_36_">s</text:span><text:span text:style-name="_38_">h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b</text:span><text:span text:style-name="_36_">t</text:span><text:span text:style-name="_39_">a</text:span><text:span text:style-name="_33_">i</text:span><text:span text:style-name="_35_">n</text:span><text:span text:style-name="_39_">e</text:span><text:span text:style-name="_33_">d</text:span><text:span text:style-name="_35_">;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n</text:span><text:span text:style-name="_37_"> </text:span><text:span text:style-name="_33_">s</text:span><text:span text:style-name="_35_">o</text:span><text:span text:style-name="_37_"> </text:span><text:span text:style-name="_32_">s</text:span><text:span text:style-name="_35_">u</text:span><text:span text:style-name="_39_">s</text:span><text:span text:style-name="_32_">p</text:span><text:span text:style-name="_36_">e</text:span><text:span text:style-name="_39_">n</text:span><text:span text:style-name="_32_">d</text:span><text:span text:style-name="_35_">e</text:span><text:span text:style-name="_39_">d</text:span><text:span text:style-name="_32_">,</text:span><text:span text:style-name="_34_"> </text:span><text:span text:style-name="_38_">h</text:span><text:span text:style-name="_33_">e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u</text:span><text:span text:style-name="_36_">t</text:span><text:span text:style-name="_38_">t</text:span><text:span text:style-name="_32_">e</text:span><text:span text:style-name="_35_">r</text:span><text:span text:style-name="_39_">l</text:span><text:span text:style-name="_32_">y</text:span><text:span text:style-name="_34_"> </text:span><text:span text:style-name="_38_">n</text:span><text:span text:style-name="_33_">e</text:span><text:span text:style-name="_36_">g</text:span><text:span text:style-name="_38_">l</text:span><text:span text:style-name="_32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t</text:span><text:span text:style-name="_39_">t</text:span><text:span text:style-name="_32_">e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s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p</text:span><text:span text:style-name="_39_">a</text:span><text:span text:style-name="_32_">s</text:span><text:span text:style-name="_36_">s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a</text:span><text:span text:style-name="_38_">w</text:span><text:span text:style-name="_33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c</text:span><text:span text:style-name="_32_">c</text:span><text:span text:style-name="_35_">o</text:span><text:span text:style-name="_38_">m</text:span><text:span text:style-name="_32_">m</text:span><text:span text:style-name="_36_">o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l</text:span><text:span text:style-name="_36_">a</text:span><text:span text:style-name="_38_">r</text:span><text:span text:style-name="_32_">g</text:span><text:span text:style-name="_35_">e</text:span><text:span text:style-name="_37_"> </text:span><text:span text:style-name="_33_">d</text:span><text:span text:style-name="_36_">i</text:span><text:span text:style-name="_38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2_">u</text:span><text:span text:style-name="_35_">n</text:span><text:span text:style-name="_39_">l</text:span><text:span text:style-name="_32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p</text:span><text:span text:style-name="_38_">e</text:span><text:span text:style-name="_33_">o</text:span><text:span text:style-name="_35_">p</text:span><text:span text:style-name="_38_">l</text:span><text:span text:style-name="_32_">e</text:span><text:span text:style-name="_34_"> </text:span><text:span text:style-name="_38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r</text:span><text:span text:style-name="_32_">e</text:span><text:span text:style-name="_36_">l</text:span><text:span text:style-name="_38_">i</text:span><text:span text:style-name="_33_">n</text:span><text:span text:style-name="_36_">q</text:span><text:span text:style-name="_39_">u</text:span><text:span text:style-name="_33_">i</text:span><text:span text:style-name="_36_">s</text:span><text:span text:style-name="_38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R</text:span><text:span text:style-name="_33_">e</text:span><text:span text:style-name="_36_">p</text:span><text:span text:style-name="_39_">r</text:span><text:span text:style-name="_32_">e</text:span><text:span text:style-name="_35_">s</text:span><text:span text:style-name="_38_">e</text:span><text:span text:style-name="_32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2_">a</text:span><text:span text:style-name="_36_">t</text:span><text:span text:style-name="_38_">u</text:span><text:span text:style-name="_32_">r</text:span><text:span text:style-name="_35_">e</text:span><text:span text:style-name="_39_">,</text:span><text:span text:style-name="_31_"> </text:span><text:span text:style-name="_35_">a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i</text:span><text:span text:style-name="_36_">n</text:span><text:span text:style-name="_38_">e</text:span><text:span text:style-name="_33_">s</text:span><text:span text:style-name="_35_">t</text:span><text:span text:style-name="_39_">i</text:span><text:span text:style-name="_33_">m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f</text:span><text:span text:style-name="_36_">o</text:span><text:span text:style-name="_39_">r</text:span><text:span text:style-name="_33_">m</text:span><text:span text:style-name="_36_">i</text:span><text:span text:style-name="_38_">d</text:span><text:span text:style-name="_32_">a</text:span><text:span text:style-name="_35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y</text:span><text:span text:style-name="_35_">r</text:span><text:span text:style-name="_39_">a</text:span><text:span text:style-name="_32_">n</text:span><text:span text:style-name="_35_">t</text:span><text:span text:style-name="_38_">s</text:span><text:span text:style-name="_31_"> </text:span><text:span text:style-name="_36_">o</text:span><text:span text:style-name="_39_">n</text:span><text:span text:style-name="_33_">l</text:span><text:span text:style-name="_35_">y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t</text:span><text:span text:style-name="_35_">o</text:span><text:span text:style-name="_39_">g</text:span><text:span text:style-name="_33_">e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g</text:span><text:span text:style-name="_33_">i</text:span><text:span text:style-name="_35_">s</text:span><text:span text:style-name="_38_">l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2_">b</text:span><text:span text:style-name="_35_">o</text:span><text:span text:style-name="_38_">d</text:span><text:span text:style-name="_33_">i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3_">s</text:span><text:span text:style-name="_34_"> </text:span><text:span text:style-name="_39_">u</text:span><text:span text:style-name="_33_">n</text:span><text:span text:style-name="_36_">u</text:span><text:span text:style-name="_39_">s</text:span><text:span text:style-name="_32_">u</text:span><text:span text:style-name="_36_">a</text:span><text:span text:style-name="_39_">l</text:span><text:span text:style-name="_32_">,</text:span><text:span text:style-name="_34_"> </text:span><text:span text:style-name="_39_">u</text:span><text:span text:style-name="_32_">n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6_">t</text:span><text:span text:style-name="_38_">a</text:span><text:span text:style-name="_32_">b</text:span><text:span text:style-name="_36_">l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e</text:span><text:span text:style-name="_36_">p</text:span><text:span text:style-name="_39_">o</text:span><text:span text:style-name="_33_">s</text:span><text:span text:style-name="_36_">i</text:span><text:span text:style-name="_39_">t</text:span><text:span text:style-name="_32_">o</text:span><text:span text:style-name="_35_">r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p</text:span><text:span text:style-name="_38_">u</text:span><text:span text:style-name="_33_">b</text:span><text:span text:style-name="_35_">l</text:span><text:span text:style-name="_39_">i</text:span><text:span text:style-name="_33_">c</text:span><text:span text:style-name="_34_"> </text:span><text:span text:style-name="_39_">R</text:span><text:span text:style-name="_32_">e</text:span><text:span text:style-name="_35_">c</text:span><text:span text:style-name="_38_">o</text:span><text:span text:style-name="_32_">r</text:span><text:span text:style-name="_35_">d</text:span><text:span text:style-name="_38_">s</text:span><text:span text:style-name="_32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o</text:span><text:span text:style-name="_33_">l</text:span><text:span text:style-name="_36_">e</text:span><text:span text:style-name="_37_"> </text:span><text:span text:style-name="_33_">p</text:span><text:span text:style-name="_36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a</text:span><text:span text:style-name="_35_">t</text:span><text:span text:style-name="_38_">i</text:span><text:span text:style-name="_32_">g</text:span><text:span text:style-name="_35_">u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l</text:span><text:span text:style-name="_33_">i</text:span><text:span text:style-name="_36_">a</text:span><text:span text:style-name="_39_">n</text:span><text:span text:style-name="_32_">c</text:span><text:span text:style-name="_36_">e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m</text:span><text:span text:style-name="_36_">e</text:span><text:span text:style-name="_39_">a</text:span><text:span text:style-name="_33_">s</text:span><text:span text:style-name="_36_">u</text:span><text:span text:style-name="_38_">r</text:span><text:span text:style-name="_32_">e</text:span><text:span text:style-name="_35_">s</text:span><text:span text:style-name="_38_">.</text:span></text:p>
      <text:p text:style-name="P1"><text:span text:style-name="_35_">H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d</text:span><text:span text:style-name="_33_">i</text:span><text:span text:style-name="_36_">s</text:span><text:span text:style-name="_38_">s</text:span><text:span text:style-name="_32_">o</text:span><text:span text:style-name="_36_">l</text:span><text:span text:style-name="_38_">v</text:span><text:span text:style-name="_33_">e</text:span><text:span text:style-name="_36_">d</text:span><text:span text:style-name="_37_"> </text:span><text:span text:style-name="_33_">R</text:span><text:span text:style-name="_36_">e</text:span><text:span text:style-name="_39_">p</text:span><text:span text:style-name="_33_">r</text:span><text:span text:style-name="_35_">e</text:span><text:span text:style-name="_38_">s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s</text:span><text:span text:style-name="_36_">e</text:span><text:span text:style-name="_38_">s</text:span><text:span text:style-name="_31_"> </text:span><text:span text:style-name="_36_">r</text:span><text:span text:style-name="_38_">e</text:span><text:span text:style-name="_32_">p</text:span><text:span text:style-name="_36_">e</text:span><text:span text:style-name="_38_">a</text:span><text:span text:style-name="_32_">t</text:span><text:span text:style-name="_35_">e</text:span><text:span text:style-name="_39_">d</text:span><text:span text:style-name="_33_">l</text:span><text:span text:style-name="_36_">y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w</text:span><text:span text:style-name="_32_">i</text:span><text:span text:style-name="_35_">t</text:span><text:span text:style-name="_38_">h</text:span><text:span text:style-name="_31_"> </text:span><text:span text:style-name="_36_">m</text:span><text:span text:style-name="_39_">a</text:span><text:span text:style-name="_33_">n</text:span><text:span text:style-name="_36_">l</text:span><text:span text:style-name="_39_">y</text:span><text:span text:style-name="_31_"> </text:span><text:span text:style-name="_35_">f</text:span><text:span text:style-name="_39_">i</text:span><text:span text:style-name="_33_">r</text:span><text:span text:style-name="_35_">m</text:span><text:span text:style-name="_39_">n</text:span><text:span text:style-name="_32_">e</text:span><text:span text:style-name="_35_">s</text:span><text:span text:style-name="_38_">s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a</text:span><text:span text:style-name="_33_">s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r</text:span><text:span text:style-name="_35_">e</text:span><text:span text:style-name="_38_">f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8_">l</text:span><text:span text:style-name="_32_">o</text:span><text:span text:style-name="_36_">n</text:span><text:span text:style-name="_38_">g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f</text:span><text:span text:style-name="_33_">t</text:span><text:span text:style-name="_36_">e</text:span><text:span text:style-name="_38_">r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d</text:span><text:span text:style-name="_35_">i</text:span><text:span text:style-name="_39_">s</text:span><text:span text:style-name="_32_">s</text:span><text:span text:style-name="_35_">o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9_">s</text:span><text:span text:style-name="_33_">,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a</text:span><text:span text:style-name="_35_">u</text:span><text:span text:style-name="_39_">s</text:span><text:span text:style-name="_33_">e</text:span><text:span text:style-name="_34_"> </text:span><text:span text:style-name="_39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9_">e</text:span><text:span text:style-name="_33_">d</text:span><text:span text:style-name="_36_">;</text:span><text:span text:style-name="_37_"> </text:span><text:span text:style-name="_33_">w</text:span><text:span text:style-name="_35_">h</text:span><text:span text:style-name="_38_">e</text:span><text:span text:style-name="_33_">r</text:span><text:span text:style-name="_35_">e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3_">a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8_">s</text:span><text:span text:style-name="_32_">,</text:span><text:span text:style-name="_34_"> </text:span><text:span text:style-name="_38_">i</text:span><text:span text:style-name="_33_">n</text:span><text:span text:style-name="_35_">c</text:span><text:span text:style-name="_38_">a</text:span><text:span text:style-name="_33_">p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A</text:span><text:span text:style-name="_35_">n</text:span><text:span text:style-name="_39_">n</text:span><text:span text:style-name="_33_">i</text:span><text:span text:style-name="_35_">h</text:span><text:span text:style-name="_39_">i</text:span><text:span text:style-name="_32_">l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e</text:span><text:span text:style-name="_33_">t</text:span><text:span text:style-name="_35_">u</text:span><text:span text:style-name="_39_">r</text:span><text:span text:style-name="_33_">n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t</text:span><text:span text:style-name="_37_"> </text:span><text:span text:style-name="_33_">l</text:span><text:span text:style-name="_36_">a</text:span><text:span text:style-name="_38_">r</text:span><text:span text:style-name="_33_">g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5_">e</text:span><text:span text:style-name="_39_">x</text:span><text:span text:style-name="_33_">e</text:span><text:span text:style-name="_35_">r</text:span><text:span text:style-name="_39_">c</text:span><text:span text:style-name="_32_">i</text:span><text:span text:style-name="_36_">s</text:span><text:span text:style-name="_39_">e</text:span><text:span text:style-name="_33_">;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r</text:span><text:span text:style-name="_35_">e</text:span><text:span text:style-name="_38_">m</text:span><text:span text:style-name="_33_">a</text:span><text:span text:style-name="_36_">i</text:span><text:span text:style-name="_38_">n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e</text:span><text:span text:style-name="_36_">x</text:span><text:span text:style-name="_38_">p</text:span><text:span text:style-name="_32_">o</text:span><text:span text:style-name="_36_">s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5_">n</text:span><text:span text:style-name="_38_">v</text:span><text:span text:style-name="_32_">a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w</text:span><text:span text:style-name="_33_">i</text:span><text:span text:style-name="_36_">t</text:span><text:span text:style-name="_38_">h</text:span><text:span text:style-name="_32_">o</text:span><text:span text:style-name="_36_">u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u</text:span><text:span text:style-name="_39_">l</text:span><text:span text:style-name="_32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i</text:span><text:span text:style-name="_39_">n</text:span><text:span text:style-name="_33_">.</text:span></text:p>
      <text:p text:style-name="P1"><text:span text:style-name="_38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e</text:span><text:span text:style-name="_36_">n</text:span><text:span text:style-name="_38_">d</text:span><text:span text:style-name="_32_">e</text:span><text:span text:style-name="_36_">a</text:span><text:span text:style-name="_38_">v</text:span><text:span text:style-name="_32_">o</text:span><text:span text:style-name="_35_">u</text:span><text:span text:style-name="_38_">r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2_">v</text:span><text:span text:style-name="_36_">e</text:span><text:span text:style-name="_39_">n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oft-page-break/><text:span text:style-name="_33_">o</text:span><text:span text:style-name="_35_">b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L</text:span><text:span text:style-name="_39_">a</text:span><text:span text:style-name="_32_">w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8_">i</text:span><text:span text:style-name="_33_">z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F</text:span><text:span text:style-name="_38_">o</text:span><text:span text:style-name="_33_">r</text:span><text:span text:style-name="_35_">e</text:span><text:span text:style-name="_38_">i</text:span><text:span text:style-name="_32_">g</text:span><text:span text:style-name="_36_">n</text:span><text:span text:style-name="_38_">e</text:span><text:span text:style-name="_33_">r</text:span><text:span text:style-name="_35_">s</text:span><text:span text:style-name="_38_">;</text:span><text:span text:style-name="_31_"> </text:span><text:span text:style-name="_36_">r</text:span><text:span text:style-name="_39_">e</text:span><text:span text:style-name="_33_">f</text:span><text:span text:style-name="_35_">u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a</text:span><text:span text:style-name="_33_">s</text:span><text:span text:style-name="_36_">s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8_">s</text:span><text:span text:style-name="_31_"> </text:span><text:span text:style-name="_36_">t</text:span><text:span text:style-name="_38_">o</text:span><text:span text:style-name="_31_"> </text:span><text:span text:style-name="_35_">e</text:span><text:span text:style-name="_39_">n</text:span><text:span text:style-name="_32_">c</text:span><text:span text:style-name="_35_">o</text:span><text:span text:style-name="_38_">u</text:span><text:span text:style-name="_33_">r</text:span><text:span text:style-name="_36_">a</text:span><text:span text:style-name="_38_">g</text:span><text:span text:style-name="_33_">e</text:span><text:span text:style-name="_34_"> </text:span><text:span text:style-name="_38_">t</text:span><text:span text:style-name="_32_">h</text:span><text:span text:style-name="_36_">e</text:span><text:span text:style-name="_38_">i</text:span><text:span text:style-name="_32_">r</text:span><text:span text:style-name="_34_"> </text:span><text:span text:style-name="_38_">m</text:span><text:span text:style-name="_33_">i</text:span><text:span text:style-name="_36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h</text:span><text:span text:style-name="_38_">i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r</text:span><text:span text:style-name="_38_">a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d</text:span><text:span text:style-name="_39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L</text:span><text:span text:style-name="_38_">a</text:span><text:span text:style-name="_33_">n</text:span><text:span text:style-name="_36_">d</text:span><text:span text:style-name="_38_">s</text:span><text:span text:style-name="_32_">.</text:span></text:p>
      <text:p text:style-name="P1"><text:span text:style-name="_39_">H</text:span><text:span text:style-name="_32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o</text:span><text:span text:style-name="_36_">b</text:span><text:span text:style-name="_39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5_">d</text:span><text:span text:style-name="_39_">m</text:span><text:span text:style-name="_32_">i</text:span><text:span text:style-name="_35_">n</text:span><text:span text:style-name="_39_">i</text:span><text:span text:style-name="_33_">s</text:span><text:span text:style-name="_36_">t</text:span><text:span text:style-name="_39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8_">c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2_">r</text:span><text:span text:style-name="_35_">e</text:span><text:span text:style-name="_38_">f</text:span><text:span text:style-name="_32_">u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A</text:span><text:span text:style-name="_39_">s</text:span><text:span text:style-name="_32_">s</text:span><text:span text:style-name="_35_">e</text:span><text:span text:style-name="_39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a</text:span><text:span text:style-name="_36_">w</text:span><text:span text:style-name="_39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e</text:span><text:span text:style-name="_32_">s</text:span><text:span text:style-name="_36_">t</text:span><text:span text:style-name="_39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J</text:span><text:span text:style-name="_36_">u</text:span><text:span text:style-name="_39_">d</text:span><text:span text:style-name="_33_">i</text:span><text:span text:style-name="_36_">c</text:span><text:span text:style-name="_38_">i</text:span><text:span text:style-name="_33_">a</text:span><text:span text:style-name="_35_">r</text:span><text:span text:style-name="_38_">y</text:span><text:span text:style-name="_31_"> </text:span><text:span text:style-name="_35_">p</text:span><text:span text:style-name="_39_">o</text:span><text:span text:style-name="_33_">w</text:span><text:span text:style-name="_36_">e</text:span><text:span text:style-name="_39_">r</text:span><text:span text:style-name="_33_">s</text:span><text:span text:style-name="_36_">.</text:span></text:p>
      <text:p text:style-name="P1"><text:span text:style-name="_33_">H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m</text:span><text:span text:style-name="_39_">a</text:span><text:span text:style-name="_33_">d</text:span><text:span text:style-name="_36_">e</text:span><text:span text:style-name="_37_"> </text:span><text:span text:style-name="_33_">J</text:span><text:span text:style-name="_36_">u</text:span><text:span text:style-name="_38_">d</text:span><text:span text:style-name="_33_">g</text:span><text:span text:style-name="_35_">e</text:span><text:span text:style-name="_39_">s</text:span><text:span text:style-name="_31_"> </text:span><text:span text:style-name="_36_">d</text:span><text:span text:style-name="_38_">e</text:span><text:span text:style-name="_32_">p</text:span><text:span text:style-name="_36_">e</text:span><text:span text:style-name="_39_">n</text:span><text:span text:style-name="_32_">d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h</text:span><text:span text:style-name="_33_">i</text:span><text:span text:style-name="_35_">s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2_">l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e</text:span><text:span text:style-name="_35_">n</text:span><text:span text:style-name="_38_">u</text:span><text:span text:style-name="_33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2_">o</text:span><text:span text:style-name="_35_">f</text:span><text:span text:style-name="_39_">f</text:span><text:span text:style-name="_33_">i</text:span><text:span text:style-name="_36_">c</text:span><text:span text:style-name="_39_">e</text:span><text:span text:style-name="_33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m</text:span><text:span text:style-name="_35_">o</text:span><text:span text:style-name="_38_">u</text:span><text:span text:style-name="_32_">n</text:span><text:span text:style-name="_35_">t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a</text:span><text:span text:style-name="_33_">y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i</text:span><text:span text:style-name="_36_">r</text:span><text:span text:style-name="_37_"> </text:span><text:span text:style-name="_32_">s</text:span><text:span text:style-name="_36_">a</text:span><text:span text:style-name="_39_">l</text:span><text:span text:style-name="_32_">a</text:span><text:span text:style-name="_35_">r</text:span><text:span text:style-name="_38_">i</text:span><text:span text:style-name="_32_">e</text:span><text:span text:style-name="_36_">s</text:span><text:span text:style-name="_38_">.</text:span></text:p>
      <text:p text:style-name="P1"><text:span text:style-name="_35_">H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e</text:span><text:span text:style-name="_32_">r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l</text:span><text:span text:style-name="_32_">t</text:span><text:span text:style-name="_35_">i</text:span><text:span text:style-name="_38_">t</text:span><text:span text:style-name="_33_">u</text:span><text:span text:style-name="_36_">d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O</text:span><text:span text:style-name="_33_">f</text:span><text:span text:style-name="_35_">f</text:span><text:span text:style-name="_38_">i</text:span><text:span text:style-name="_33_">c</text:span><text:span text:style-name="_35_">e</text:span><text:span text:style-name="_38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e</text:span><text:span text:style-name="_39_">n</text:span><text:span text:style-name="_33_">t</text:span><text:span text:style-name="_34_"> </text:span><text:span text:style-name="_39_">h</text:span><text:span text:style-name="_32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s</text:span><text:span text:style-name="_35_">w</text:span><text:span text:style-name="_39_">a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8_">f</text:span><text:span text:style-name="_32_">f</text:span><text:span text:style-name="_35_">i</text:span><text:span text:style-name="_38_">c</text:span><text:span text:style-name="_32_">e</text:span><text:span text:style-name="_36_">r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a</text:span><text:span text:style-name="_32_">r</text:span><text:span text:style-name="_36_">r</text:span><text:span text:style-name="_38_">a</text:span><text:span text:style-name="_32_">s</text:span><text:span text:style-name="_36_">s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e</text:span><text:span text:style-name="_38_">a</text:span><text:span text:style-name="_32_">t</text:span><text:span text:style-name="_34_"> </text:span><text:span text:style-name="_39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3_">.</text:span></text:p>
      <text:p text:style-name="P1"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k</text:span><text:span text:style-name="_36_">e</text:span><text:span text:style-name="_39_">p</text:span><text:span text:style-name="_32_">t</text:span><text:span text:style-name="_34_"> </text:span><text:span text:style-name="_39_">a</text:span><text:span text:style-name="_33_">m</text:span><text:span text:style-name="_36_">o</text:span><text:span text:style-name="_38_">n</text:span><text:span text:style-name="_32_">g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i</text:span><text:span text:style-name="_39_">m</text:span><text:span text:style-name="_33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9_">a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r</text:span><text:span text:style-name="_33_">m</text:span><text:span text:style-name="_36_">i</text:span><text:span text:style-name="_39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9_">s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l</text:span><text:span text:style-name="_33_">e</text:span><text:span text:style-name="_35_">g</text:span><text:span text:style-name="_39_">i</text:span><text:span text:style-name="_32_">s</text:span><text:span text:style-name="_35_">l</text:span><text:span text:style-name="_38_">a</text:span><text:span text:style-name="_32_">t</text:span><text:span text:style-name="_36_">u</text:span><text:span text:style-name="_39_">r</text:span><text:span text:style-name="_32_">e</text:span><text:span text:style-name="_36_">s</text:span><text:span text:style-name="_38_">.</text:span></text:p>
      <text:p text:style-name="P1"><text:span text:style-name="_35_">H</text:span><text:span text:style-name="_38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a</text:span><text:span text:style-name="_32_">f</text:span><text:span text:style-name="_35_">f</text:span><text:span text:style-name="_38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r</text:span><text:span text:style-name="_33_">e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i</text:span><text:span text:style-name="_32_">l</text:span><text:span text:style-name="_35_">i</text:span><text:span text:style-name="_39_">t</text:span><text:span text:style-name="_33_">a</text:span><text:span text:style-name="_35_">r</text:span><text:span text:style-name="_38_">y</text:span><text:span text:style-name="_31_"> </text:span><text:span text:style-name="_36_">i</text:span><text:span text:style-name="_38_">n</text:span><text:span text:style-name="_32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u</text:span><text:span text:style-name="_35_">p</text:span><text:span text:style-name="_39_">e</text:span><text:span text:style-name="_33_">r</text:span><text:span text:style-name="_35_">i</text:span><text:span text:style-name="_39_">o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C</text:span><text:span text:style-name="_35_">i</text:span><text:span text:style-name="_39_">v</text:span><text:span text:style-name="_32_">i</text:span><text:span text:style-name="_36_">l</text:span><text:span text:style-name="_37_"> </text:span><text:span text:style-name="_32_">p</text:span><text:span text:style-name="_36_">o</text:span><text:span text:style-name="_38_">w</text:span><text:span text:style-name="_32_">e</text:span><text:span text:style-name="_35_">r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3_">s</text:span><text:span text:style-name="_34_"> </text:span><text:span text:style-name="_38_">c</text:span><text:span text:style-name="_32_">o</text:span><text:span text:style-name="_35_">m</text:span><text:span text:style-name="_39_">b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6_">u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j</text:span><text:span text:style-name="_35_">u</text:span><text:span text:style-name="_38_">r</text:span><text:span text:style-name="_33_">i</text:span><text:span text:style-name="_35_">s</text:span><text:span text:style-name="_39_">d</text:span><text:span text:style-name="_32_">i</text:span><text:span text:style-name="_36_">c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f</text:span><text:span text:style-name="_39_">o</text:span><text:span text:style-name="_32_">r</text:span><text:span text:style-name="_35_">e</text:span><text:span text:style-name="_39_">i</text:span><text:span text:style-name="_33_">g</text:span><text:span text:style-name="_36_">n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i</text:span><text:span text:style-name="_36_">t</text:span><text:span text:style-name="_39_">u</text:span><text:span text:style-name="_32_">t</text:span><text:span text:style-name="_35_">i</text:span><text:span text:style-name="_39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a</text:span><text:span text:style-name="_36_">c</text:span><text:span text:style-name="_39_">k</text:span><text:span text:style-name="_32_">n</text:span><text:span text:style-name="_36_">o</text:span><text:span text:style-name="_39_">w</text:span><text:span text:style-name="_32_">l</text:span><text:span text:style-name="_35_">e</text:span><text:span text:style-name="_39_">d</text:span><text:span text:style-name="_32_">g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l</text:span><text:span text:style-name="_32_">a</text:span><text:span text:style-name="_36_">w</text:span><text:span text:style-name="_39_">s</text:span><text:span text:style-name="_33_">;</text:span><text:span text:style-name="_34_"> </text:span><text:span text:style-name="_38_">g</text:span><text:span text:style-name="_33_">i</text:span><text:span text:style-name="_35_">v</text:span><text:span text:style-name="_38_">i</text:span><text:span text:style-name="_33_">n</text:span><text:span text:style-name="_36_">g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A</text:span><text:span text:style-name="_32_">c</text:span><text:span text:style-name="_35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2_">n</text:span><text:span text:style-name="_36_">d</text:span><text:span text:style-name="_39_">e</text:span><text:span text:style-name="_32_">d</text:span><text:span text:style-name="_34_"> </text:span><text:span text:style-name="_38_">L</text:span><text:span text:style-name="_33_">e</text:span><text:span text:style-name="_35_">g</text:span><text:span text:style-name="_38_">i</text:span><text:span text:style-name="_33_">s</text:span><text:span text:style-name="_36_">l</text:span><text:span text:style-name="_39_">a</text:span><text:span text:style-name="_33_">t</text:span><text:span text:style-name="_36_">i</text:span><text:span text:style-name="_39_">o</text:span><text:span text:style-name="_33_">n</text:span><text:span text:style-name="_35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Q</text:span><text:span text:style-name="_39_">u</text:span><text:span text:style-name="_33_">a</text:span><text:span text:style-name="_36_">r</text:span><text:span text:style-name="_39_">t</text:span><text:span text:style-name="_32_">e</text:span><text:span text:style-name="_36_">r</text:span><text:span text:style-name="_38_">i</text:span><text:span text:style-name="_32_">n</text:span><text:span text:style-name="_36_">g</text:span><text:span text:style-name="_37_"> </text:span><text:span text:style-name="_32_">l</text:span><text:span text:style-name="_36_">a</text:span><text:span text:style-name="_39_">r</text:span><text:span text:style-name="_33_">g</text:span><text:span text:style-name="_35_">e</text:span><text:span text:style-name="_37_"> </text:span><text:span text:style-name="_32_">b</text:span><text:span text:style-name="_36_">o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r</text:span><text:span text:style-name="_32_">m</text:span><text:span text:style-name="_35_">e</text:span><text:span text:style-name="_39_">d</text:span><text:span text:style-name="_31_"> </text:span><text:span text:style-name="_35_">t</text:span><text:span text:style-name="_39_">r</text:span><text:span text:style-name="_32_">o</text:span><text:span text:style-name="_36_">o</text:span><text:span text:style-name="_38_">p</text:span><text:span text:style-name="_33_">s</text:span><text:span text:style-name="_34_"> </text:span><text:span text:style-name="_38_">a</text:span><text:span text:style-name="_32_">m</text:span><text:span text:style-name="_35_">o</text:span><text:span text:style-name="_39_">n</text:span><text:span text:style-name="_33_">g</text:span><text:span text:style-name="_34_"> </text:span><text:span text:style-name="_38_">u</text:span><text:span text:style-name="_32_">s</text:span><text:span text:style-name="_35_">:</text:span></text:p>
      <text:p text:style-name="P1"><text:span text:style-name="_33_">F</text:span><text:span text:style-name="_36_">o</text:span><text:span text:style-name="_38_">r</text:span><text:span text:style-name="_31_"> </text:span><text:span text:style-name="_35_">p</text:span><text:span text:style-name="_38_">r</text:span><text:span text:style-name="_32_">o</text:span><text:span text:style-name="_35_">t</text:span><text:span text:style-name="_39_">e</text:span><text:span text:style-name="_32_">c</text:span><text:span text:style-name="_35_">t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2_">m</text:span><text:span text:style-name="_35_">,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m</text:span><text:span text:style-name="_32_">o</text:span><text:span text:style-name="_35_">c</text:span><text:span text:style-name="_38_">k</text:span><text:span text:style-name="_31_"> </text:span><text:span text:style-name="_36_">T</text:span><text:span text:style-name="_39_">r</text:span><text:span text:style-name="_32_">i</text:span><text:span text:style-name="_35_">a</text:span><text:span text:style-name="_38_">l</text:span><text:span text:style-name="_32_">,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p</text:span><text:span text:style-name="_38_">u</text:span><text:span text:style-name="_33_">n</text:span><text:span text:style-name="_36_">i</text:span><text:span text:style-name="_39_">s</text:span><text:span text:style-name="_33_">h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M</text:span><text:span text:style-name="_33_">u</text:span><text:span text:style-name="_36_">r</text:span><text:span text:style-name="_39_">d</text:span><text:span text:style-name="_33_">e</text:span><text:span text:style-name="_36_">r</text:span><text:span text:style-name="_39_">s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c</text:span><text:span text:style-name="_39_">o</text:span><text:span text:style-name="_33_">m</text:span><text:span text:style-name="_36_">m</text:span><text:span text:style-name="_38_">i</text:span><text:span text:style-name="_33_">t</text:span><text:span text:style-name="_34_"> </text:span><text:span text:style-name="_39_">o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n</text:span><text:span text:style-name="_38_">h</text:span><text:span text:style-name="_32_">a</text:span><text:span text:style-name="_36_">b</text:span><text:span text:style-name="_39_">i</text:span><text:span text:style-name="_32_">t</text:span><text:span text:style-name="_35_">a</text:span><text:span text:style-name="_38_">n</text:span><text:span text:style-name="_32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S</text:span><text:span text:style-name="_36_">t</text:span><text:span text:style-name="_38_">a</text:span><text:span text:style-name="_33_">t</text:span><text:span text:style-name="_36_">e</text:span><text:span text:style-name="_39_">s</text:span><text:span text:style-name="_32_">:</text:span></text:p>
      <text:p text:style-name="P1"><text:span text:style-name="_39_">F</text:span><text:span text:style-name="_32_">o</text:span><text:span text:style-name="_35_">r</text:span><text:span text:style-name="_37_"> </text:span><text:span text:style-name="_32_">c</text:span><text:span text:style-name="_35_">u</text:span><text:span text:style-name="_39_">t</text:span><text:span text:style-name="_32_">t</text:span><text:span text:style-name="_35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5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T</text:span><text:span text:style-name="_38_">r</text:span><text:span text:style-name="_32_">a</text:span><text:span text:style-name="_36_">d</text:span><text:span text:style-name="_39_">e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p</text:span><text:span text:style-name="_39_">a</text:span><text:span text:style-name="_33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9_">l</text:span><text:span text:style-name="_33_">d</text:span><text:span text:style-name="_36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i</text:span><text:span text:style-name="_38_">m</text:span><text:span text:style-name="_32_">p</text:span><text:span text:style-name="_35_">o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a</text:span><text:span text:style-name="_33_">x</text:span><text:span text:style-name="_36_">e</text:span><text:span text:style-name="_38_">s</text:span><text:span text:style-name="_31_"> </text:span><text:span text:style-name="_36_">o</text:span><text:span text:style-name="_38_">n</text:span><text:span text:style-name="_31_"> </text:span><text:span text:style-name="_36_">u</text:span><text:span text:style-name="_38_">s</text:span><text:span text:style-name="_31_"> </text:span><text:span text:style-name="_36_">w</text:span><text:span text:style-name="_38_">i</text:span><text:span text:style-name="_32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o</text:span><text:span text:style-name="_33_">n</text:span><text:span text:style-name="_35_">s</text:span><text:span text:style-name="_38_">e</text:span><text:span text:style-name="_32_">n</text:span><text:span text:style-name="_35_">t</text:span><text:span text:style-name="_38_">:</text:span></text:p>
      <text:p text:style-name="P1"><text:span text:style-name="_36_">F</text:span><text:span text:style-name="_38_">o</text:span><text:span text:style-name="_32_">r</text:span><text:span text:style-name="_34_"> </text:span><text:span text:style-name="_38_">d</text:span><text:span text:style-name="_32_">e</text:span><text:span text:style-name="_36_">p</text:span><text:span text:style-name="_38_">r</text:span><text:span text:style-name="_32_">i</text:span><text:span text:style-name="_36_">v</text:span><text:span text:style-name="_39_">i</text:span><text:span text:style-name="_32_">n</text:span><text:span text:style-name="_36_">g</text:span><text:span text:style-name="_37_"> </text:span><text:span text:style-name="_32_">u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m</text:span><text:span text:style-name="_35_">a</text:span><text:span text:style-name="_38_">n</text:span><text:span text:style-name="_33_">y</text:span><text:span text:style-name="_34_"> </text:span><text:span text:style-name="_38_">c</text:span><text:span text:style-name="_33_">a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b</text:span><text:span text:style-name="_39_">e</text:span><text:span text:style-name="_32_">n</text:span><text:span text:style-name="_36_">e</text:span><text:span text:style-name="_38_">f</text:span><text:span text:style-name="_32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2_">i</text:span><text:span text:style-name="_36_">a</text:span><text:span text:style-name="_38_">l</text:span><text:span text:style-name="_31_"> </text:span><text:span text:style-name="_36_">b</text:span><text:span text:style-name="_38_">y</text:span><text:span text:style-name="_31_"> </text:span><text:span text:style-name="_36_">J</text:span><text:span text:style-name="_38_">u</text:span><text:span text:style-name="_33_">r</text:span><text:span text:style-name="_35_">y</text:span><text:span text:style-name="_38_">:</text:span></text:p>
      <text:p text:style-name="P1"><text:span text:style-name="_35_">F</text:span><text:span text:style-name="_38_">o</text:span><text:span text:style-name="_32_">r</text:span><text:span text:style-name="_34_"> </text:span><text:span text:style-name="_38_">t</text:span><text:span text:style-name="_33_">r</text:span><text:span text:style-name="_35_">a</text:span><text:span text:style-name="_38_">n</text:span><text:span text:style-name="_33_">s</text:span><text:span text:style-name="_36_">p</text:span><text:span text:style-name="_39_">o</text:span><text:span text:style-name="_33_">r</text:span><text:span text:style-name="_36_">t</text:span><text:span text:style-name="_38_">i</text:span><text:span text:style-name="_32_">n</text:span><text:span text:style-name="_35_">g</text:span><text:span text:style-name="_37_"> </text:span><text:span text:style-name="_33_">u</text:span><text:span text:style-name="_35_">s</text:span><text:span text:style-name="_37_"> </text:span><text:span text:style-name="_33_">b</text:span><text:span text:style-name="_35_">e</text:span><text:span text:style-name="_38_">y</text:span><text:span text:style-name="_33_">o</text:span><text:span text:style-name="_35_">n</text:span><text:span text:style-name="_38_">d</text:span><text:span text:style-name="_31_"> </text:span><text:span text:style-name="_36_">S</text:span><text:span text:style-name="_38_">e</text:span><text:span text:style-name="_32_">a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p</text:span><text:span text:style-name="_38_">r</text:span><text:span text:style-name="_33_">e</text:span><text:span text:style-name="_35_">t</text:span><text:span text:style-name="_39_">e</text:span><text:span text:style-name="_33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f</text:span><text:span text:style-name="_35_">f</text:span><text:span text:style-name="_38_">e</text:span><text:span text:style-name="_32_">n</text:span><text:span text:style-name="_35_">c</text:span><text:span text:style-name="_38_">e</text:span><text:span text:style-name="_32_">s</text:span></text:p>
      <text:p text:style-name="P1"><text:span text:style-name="_38_">F</text:span><text:span text:style-name="_33_">o</text:span><text:span text:style-name="_35_">r</text:span><text:span text:style-name="_37_"> </text:span><text:span text:style-name="_33_">a</text:span><text:span text:style-name="_35_">b</text:span><text:span text:style-name="_38_">o</text:span><text:span text:style-name="_33_">l</text:span><text:span text:style-name="_36_">i</text:span><text:span text:style-name="_38_">s</text:span><text:span text:style-name="_32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6_">r</text:span><text:span text:style-name="_39_">e</text:span><text:span text:style-name="_33_">e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5_">m</text:span><text:span text:style-name="_37_"> </text:span><text:span text:style-name="_32_">o</text:span><text:span text:style-name="_36_">f</text:span><text:span text:style-name="_37_"> </text:span><text:span text:style-name="_32_">E</text:span><text:span text:style-name="_36_">n</text:span><text:span text:style-name="_39_">g</text:span><text:span text:style-name="_32_">l</text:span><text:span text:style-name="_36_">i</text:span><text:span text:style-name="_39_">s</text:span><text:span text:style-name="_33_">h</text:span><text:span text:style-name="_34_"> </text:span><text:span text:style-name="_39_">L</text:span><text:span text:style-name="_33_">a</text:span><text:span text:style-name="_35_">w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n</text:span><text:span text:style-name="_36_">e</text:span><text:span text:style-name="_38_">i</text:span><text:span text:style-name="_32_">g</text:span><text:span text:style-name="_35_">h</text:span><text:span text:style-name="_38_">b</text:span><text:span text:style-name="_33_">o</text:span><text:span text:style-name="_36_">u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P</text:span><text:span text:style-name="_38_">r</text:span><text:span text:style-name="_33_">o</text:span><text:span text:style-name="_36_">v</text:span><text:span text:style-name="_39_">i</text:span><text:span text:style-name="_33_">n</text:span><text:span text:style-name="_35_">c</text:span><text:span text:style-name="_39_">e</text:span><text:span text:style-name="_32_">,</text:span><text:span text:style-name="_34_"> </text:span><text:span text:style-name="_38_">e</text:span><text:span text:style-name="_33_">s</text:span><text:span text:style-name="_35_">t</text:span><text:span text:style-name="_38_">a</text:span><text:span text:style-name="_32_">b</text:span><text:span text:style-name="_35_">l</text:span><text:span text:style-name="_39_">i</text:span><text:span text:style-name="_32_">s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8_">i</text:span><text:span text:style-name="_32_">n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r</text:span><text:span text:style-name="_36_">b</text:span><text:span text:style-name="_38_">i</text:span><text:span text:style-name="_33_">t</text:span><text:span text:style-name="_36_">r</text:span><text:span text:style-name="_38_">a</text:span><text:span text:style-name="_32_">r</text:span><text:span text:style-name="_36_">y</text:span><text:span text:style-name="_37_"> </text:span><text:span text:style-name="_33_">g</text:span><text:span text:style-name="_36_">o</text:span><text:span text:style-name="_39_">v</text:span><text:span text:style-name="_33_">e</text:span><text:span text:style-name="_35_">r</text:span><text:span text:style-name="_39_">n</text:span><text:span text:style-name="_33_">m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2_">l</text:span><text:span text:style-name="_35_">a</text:span><text:span text:style-name="_39_">r</text:span><text:span text:style-name="_32_">g</text:span><text:span text:style-name="_36_">i</text:span><text:span text:style-name="_39_">n</text:span><text:span text:style-name="_33_">g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B</text:span><text:span text:style-name="_36_">o</text:span><text:span text:style-name="_39_">u</text:span><text:span text:style-name="_32_">n</text:span><text:span text:style-name="_35_">d</text:span><text:span text:style-name="_38_">a</text:span><text:span text:style-name="_33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o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e</text:span><text:span text:style-name="_35_">n</text:span><text:span text:style-name="_39_">d</text:span><text:span text:style-name="_32_">e</text:span><text:span text:style-name="_35_">r</text:span><text:span text:style-name="_37_"> </text:span><text:span text:style-name="_33_">i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2_">i</text:span><text:span text:style-name="_35_">t</text:span><text:span text:style-name="_37_"> </text:span><text:span text:style-name="_33_">i</text:span><text:span text:style-name="_36_">n</text:span><text:span text:style-name="_39_">s</text:span><text:span text:style-name="_32_">t</text:span><text:span text:style-name="_35_">r</text:span><text:span text:style-name="_38_">u</text:span><text:span text:style-name="_32_">m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6_">n</text:span><text:span text:style-name="_39_">t</text:span><text:span text:style-name="_33_">r</text:span><text:span text:style-name="_36_">o</text:span><text:span text:style-name="_39_">d</text:span><text:span text:style-name="_33_">u</text:span><text:span text:style-name="_35_">c</text:span><text:span text:style-name="_38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5_">e</text:span><text:span text:style-name="_37_"> </text:span><text:span text:style-name="_33_">a</text:span><text:span text:style-name="_35_">b</text:span><text:span text:style-name="_39_">s</text:span><text:span text:style-name="_33_">o</text:span><text:span text:style-name="_36_">l</text:span><text:span text:style-name="_39_">u</text:span><text:span text:style-name="_32_">t</text:span><text:span text:style-name="_36_">e</text:span><text:span text:style-name="_37_"> </text:span><text:span text:style-name="_33_">r</text:span><text:span text:style-name="_36_">u</text:span><text:span text:style-name="_39_">l</text:span><text:span text:style-name="_33_">e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C</text:span><text:span text:style-name="_38_">o</text:span><text:span text:style-name="_33_">l</text:span><text:span text:style-name="_35_">o</text:span><text:span text:style-name="_38_">n</text:span><text:span text:style-name="_32_">i</text:span><text:span text:style-name="_36_">e</text:span><text:span text:style-name="_38_">s</text:span><text:span text:style-name="_33_">:</text:span></text:p>
      <text:p text:style-name="P1"><text:span text:style-name="_39_">F</text:span><text:span text:style-name="_32_">o</text:span><text:span text:style-name="_36_">r</text:span><text:span text:style-name="_37_"> </text:span><text:span text:style-name="_33_">t</text:span><text:span text:style-name="_35_">a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a</text:span><text:span text:style-name="_38_">w</text:span><text:span text:style-name="_33_">a</text:span><text:span text:style-name="_35_">y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h</text:span><text:span text:style-name="_33_">a</text:span><text:span text:style-name="_36_">r</text:span><text:span text:style-name="_38_">t</text:span><text:span text:style-name="_32_">e</text:span><text:span text:style-name="_35_">r</text:span><text:span text:style-name="_39_">s</text:span><text:span text:style-name="_32_">,</text:span><text:span text:style-name="_34_"> </text:span><text:span text:style-name="_39_">a</text:span><text:span text:style-name="_32_">b</text:span><text:span text:style-name="_36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5_">s</text:span><text:span text:style-name="_38_">t</text:span><text:span text:style-name="_31_"> </text:span><text:span text:style-name="_35_">v</text:span><text:span text:style-name="_38_">a</text:span><text:span text:style-name="_33_">l</text:span><text:span text:style-name="_35_">u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L</text:span><text:span text:style-name="_39_">a</text:span><text:span text:style-name="_32_">w</text:span><text:span text:style-name="_35_">s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l</text:span><text:span text:style-name="_35_">t</text:span><text:span text:style-name="_38_">e</text:span><text:span text:style-name="_32_">r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u</text:span><text:span text:style-name="_36_">n</text:span><text:span text:style-name="_39_">d</text:span><text:span text:style-name="_32_">a</text:span><text:span text:style-name="_36_">m</text:span><text:span text:style-name="_39_">e</text:span><text:span text:style-name="_32_">n</text:span><text:span text:style-name="_35_">t</text:span><text:span text:style-name="_39_">a</text:span><text:span text:style-name="_33_">l</text:span><text:span text:style-name="_35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G</text:span><text:span text:style-name="_35_">o</text:span><text:span text:style-name="_39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8_">n</text:span><text:span text:style-name="_32_">t</text:span><text:span text:style-name="_36_">s</text:span><text:span text:style-name="_39_">:</text:span></text:p>
      <text:p text:style-name="P1"><text:span text:style-name="_36_">F</text:span><text:span text:style-name="_39_">o</text:span><text:span text:style-name="_33_">r</text:span><text:span text:style-name="_34_"> </text:span><text:span text:style-name="_38_">s</text:span><text:span text:style-name="_33_">u</text:span><text:span text:style-name="_35_">s</text:span><text:span text:style-name="_39_">p</text:span><text:span text:style-name="_32_">e</text:span><text:span text:style-name="_36_">n</text:span><text:span text:style-name="_39_">d</text:span><text:span text:style-name="_32_">i</text:span><text:span text:style-name="_36_">n</text:span><text:span text:style-name="_39_">g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o</text:span><text:span text:style-name="_33_">w</text:span><text:span text:style-name="_36_">n</text:span><text:span text:style-name="_37_"> </text:span><text:span text:style-name="_32_">L</text:span><text:span text:style-name="_36_">e</text:span><text:span text:style-name="_38_">g</text:span><text:span text:style-name="_32_">i</text:span><text:span text:style-name="_36_">s</text:span><text:span text:style-name="_38_">l</text:span><text:span text:style-name="_33_">a</text:span><text:span text:style-name="_35_">t</text:span><text:span text:style-name="_39_">u</text:span><text:span text:style-name="_32_">r</text:span><text:span text:style-name="_35_">e</text:span><text:span text:style-name="_38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a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6_">m</text:span><text:span text:style-name="_38_">s</text:span><text:span text:style-name="_33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3_">i</text:span><text:span text:style-name="_35_">n</text:span><text:span text:style-name="_39_">v</text:span><text:span text:style-name="_33_">e</text:span><text:span text:style-name="_36_">s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p</text:span><text:span text:style-name="_32_">o</text:span><text:span text:style-name="_36_">w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l</text:span><text:span text:style-name="_33_">e</text:span><text:span text:style-name="_36_">g</text:span><text:span text:style-name="_39_">i</text:span><text:span text:style-name="_32_">s</text:span><text:span text:style-name="_36_">l</text:span><text:span text:style-name="_38_">a</text:span><text:span text:style-name="_32_">t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u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8_">c</text:span><text:span text:style-name="_32_">a</text:span><text:span text:style-name="_35_">s</text:span><text:span text:style-name="_38_">e</text:span><text:span text:style-name="_33_">s</text:span><text:span text:style-name="_34_"> </text:span><text:span text:style-name="_38_">w</text:span><text:span text:style-name="_33_">h</text:span><text:span text:style-name="_36_">a</text:span><text:span text:style-name="_38_">t</text:span><text:span text:style-name="_32_">s</text:span><text:span text:style-name="_36_">o</text:span><text:span text:style-name="_38_">e</text:span><text:span text:style-name="_32_">v</text:span><text:span text:style-name="_35_">e</text:span><text:span text:style-name="_39_">r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a</text:span><text:span text:style-name="_35_">b</text:span><text:span text:style-name="_38_">d</text:span><text:span text:style-name="_33_">i</text:span><text:span text:style-name="_35_">c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d</text:span><text:span text:style-name="_36_">e</text:span><text:span text:style-name="_39_">c</text:span><text:span text:style-name="_32_">l</text:span><text:span text:style-name="_36_">a</text:span><text:span text:style-name="_38_">r</text:span><text:span text:style-name="_32_">i</text:span><text:span text:style-name="_36_">n</text:span><text:span text:style-name="_39_">g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t</text:span><text:span text:style-name="_36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a</text:span><text:span text:style-name="_38_">g</text:span><text:span text:style-name="_33_">i</text:span><text:span text:style-name="_35_">n</text:span><text:span text:style-name="_38_">g</text:span><text:span text:style-name="_31_"> </text:span><text:span text:style-name="_36_">W</text:span><text:span text:style-name="_39_">a</text:span><text:span text:style-name="_32_">r</text:span><text:span text:style-name="_34_"> </text:span><text:span text:style-name="_39_">a</text:span><text:span text:style-name="_33_">g</text:span><text:span text:style-name="_36_">a</text:span><text:span text:style-name="_38_">i</text:span><text:span text:style-name="_33_">n</text:span><text:span text:style-name="_36_">s</text:span><text:span text:style-name="_38_">t</text:span><text:span text:style-name="_31_"> </text:span><text:span text:style-name="_35_">u</text:span><text:span text:style-name="_38_">s</text:span><text:span text:style-name="_33_">.</text:span></text:p>
      <text:p text:style-name="P1"><text:span text:style-name="_39_">H</text:span><text:span text:style-name="_32_">e</text:span><text:span text:style-name="_34_"> </text:span><text:span text:style-name="_38_">h</text:span><text:span text:style-name="_32_">a</text:span><text:span text:style-name="_36_">s</text:span><text:span text:style-name="_37_"> </text:span><text:span text:style-name="_33_">p</text:span><text:span text:style-name="_36_">l</text:span><text:span text:style-name="_39_">u</text:span><text:span text:style-name="_33_">n</text:span><text:span text:style-name="_36_">d</text:span><text:span text:style-name="_39_">e</text:span><text:span text:style-name="_33_">r</text:span><text:span text:style-name="_35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5_">a</text:span><text:span text:style-name="_39_">s</text:span><text:span text:style-name="_33_">,</text:span><text:span text:style-name="_34_"> </text:span><text:span text:style-name="_38_">r</text:span><text:span text:style-name="_32_">a</text:span><text:span text:style-name="_35_">v</text:span><text:span text:style-name="_38_">a</text:span><text:span text:style-name="_32_">g</text:span><text:span text:style-name="_35_">e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C</text:span><text:span text:style-name="_32_">o</text:span><text:span text:style-name="_36_">a</text:span><text:span text:style-name="_38_">s</text:span><text:span text:style-name="_33_">t</text:span><text:span text:style-name="_36_">s</text:span><text:span text:style-name="_38_">,</text:span><text:span text:style-name="_31_"> </text:span><text:span text:style-name="_36_">b</text:span><text:span text:style-name="_38_">u</text:span><text:span text:style-name="_33_">r</text:span><text:span text:style-name="_35_">n</text:span><text:span text:style-name="_38_">t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3_">o</text:span><text:span text:style-name="_35_">w</text:span><text:span text:style-name="_38_">n</text:span><text:span text:style-name="_32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d</text:span><text:span text:style-name="_39_">e</text:span><text:span text:style-name="_33_">s</text:span><text:span text:style-name="_35_">t</text:span><text:span text:style-name="_38_">r</text:span><text:span text:style-name="_33_">o</text:span><text:span text:style-name="_36_">y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i</text:span><text:span text:style-name="_39_">v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e</text:span><text:span text:style-name="_32_">o</text:span><text:span text:style-name="_36_">p</text:span><text:span text:style-name="_39_">l</text:span><text:span text:style-name="_32_">e</text:span><text:span text:style-name="_35_">.</text:span></text:p>
      <text:p text:style-name="P1"><text:span text:style-name="_33_">H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8_">r</text:span><text:span text:style-name="_33_">a</text:span><text:span text:style-name="_36_">n</text:span><text:span text:style-name="_39_">s</text:span><text:span text:style-name="_33_">p</text:span><text:span text:style-name="_35_">o</text:span><text:span text:style-name="_39_">r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4_"> </text:span><text:span text:style-name="_39_">A</text:span><text:span text:style-name="_33_">r</text:span><text:span text:style-name="_36_">m</text:span><text:span text:style-name="_39_">i</text:span><text:span text:style-name="_32_">e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f</text:span><text:span text:style-name="_35_">o</text:span><text:span text:style-name="_38_">r</text:span><text:span text:style-name="_32_">e</text:span><text:span text:style-name="_36_">i</text:span><text:span text:style-name="_38_">g</text:span><text:span text:style-name="_32_">n</text:span><text:span text:style-name="_34_"> </text:span><text:span text:style-name="_39_">M</text:span><text:span text:style-name="_32_">e</text:span><text:span text:style-name="_35_">r</text:span><text:span text:style-name="_39_">c</text:span><text:span text:style-name="_32_">e</text:span><text:span text:style-name="_35_">n</text:span><text:span text:style-name="_38_">a</text:span><text:span text:style-name="_32_">r</text:span><text:span text:style-name="_35_">i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l</text:span><text:span text:style-name="_35_">e</text:span><text:span text:style-name="_39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d</text:span><text:span text:style-name="_36_">e</text:span><text:span text:style-name="_38_">a</text:span><text:span text:style-name="_33_">t</text:span><text:span text:style-name="_36_">h</text:span><text:span text:style-name="_38_">,</text:span><text:span text:style-name="_31_"> </text:span><text:span text:style-name="_35_">d</text:span><text:span text:style-name="_39_">e</text:span><text:span text:style-name="_33_">s</text:span><text:span text:style-name="_35_">o</text:span><text:span text:style-name="_38_">l</text:span><text:span text:style-name="_33_">a</text:span><text:span text:style-name="_36_">t</text:span><text:span text:style-name="_39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y</text:span><text:span text:style-name="_32_">r</text:span><text:span text:style-name="_36_">a</text:span><text:span text:style-name="_39_">n</text:span><text:span text:style-name="_33_">n</text:span><text:span text:style-name="_36_">y</text:span><text:span text:style-name="_38_">,</text:span><text:span text:style-name="_31_"> </text:span><text:span text:style-name="_36_">a</text:span><text:span text:style-name="_38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b</text:span><text:span text:style-name="_36_">e</text:span><text:span text:style-name="_38_">g</text:span><text:span text:style-name="_33_">u</text:span><text:span text:style-name="_35_">n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c</text:span><text:span text:style-name="_32_">i</text:span><text:span text:style-name="_35_">r</text:span><text:span text:style-name="_39_">c</text:span><text:span text:style-name="_32_">u</text:span><text:span text:style-name="_36_">m</text:span><text:span text:style-name="_38_">s</text:span><text:span text:style-name="_33_">t</text:span><text:span text:style-name="_36_">a</text:span><text:span text:style-name="_38_">n</text:span><text:span text:style-name="_32_">c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r</text:span><text:span text:style-name="_32_">u</text:span><text:span text:style-name="_36_">e</text:span><text:span text:style-name="_39_">l</text:span><text:span text:style-name="_32_">t</text:span><text:span text:style-name="_35_">y</text:span><text:span text:style-name="_37_"> </text:span><text:span text:style-name="_33_">&amp;</text:span><text:span text:style-name="_34_"> </text:span><text:span text:style-name="_38_">p</text:span><text:span text:style-name="_33_">e</text:span><text:span text:style-name="_35_">r</text:span><text:span text:style-name="_39_">f</text:span><text:span text:style-name="_32_">i</text:span><text:span text:style-name="_35_">d</text:span><text:span text:style-name="_38_">y</text:span><text:span text:style-name="_31_"> </text:span><text:span text:style-name="_35_">s</text:span><text:span text:style-name="_38_">c</text:span><text:span text:style-name="_32_">a</text:span><text:span text:style-name="_35_">r</text:span><text:span text:style-name="_38_">c</text:span><text:span text:style-name="_33_">e</text:span><text:span text:style-name="_35_">l</text:span><text:span text:style-name="_39_">y</text:span><text:span text:style-name="_31_"> </text:span><text:span text:style-name="_35_">p</text:span><text:span text:style-name="_39_">a</text:span><text:span text:style-name="_33_">r</text:span><text:span text:style-name="_36_">a</text:span><text:span text:style-name="_39_">l</text:span><text:span text:style-name="_32_">l</text:span><text:span text:style-name="_36_">e</text:span><text:span text:style-name="_39_">l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b</text:span><text:span text:style-name="_35_">a</text:span><text:span text:style-name="_38_">r</text:span><text:span text:style-name="_32_">b</text:span><text:span text:style-name="_36_">a</text:span><text:span text:style-name="_38_">r</text:span><text:span text:style-name="_33_">o</text:span><text:span text:style-name="_35_">u</text:span><text:span text:style-name="_38_">s</text:span><text:span text:style-name="_31_"> 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o</text:span><text:span text:style-name="_36_">t</text:span><text:span text:style-name="_39_">a</text:span><text:span text:style-name="_32_">l</text:span><text:span text:style-name="_35_">l</text:span><text:span text:style-name="_39_">y</text:span><text:span text:style-name="_31_"> </text:span><text:span text:style-name="_36_">u</text:span><text:span text:style-name="_38_">n</text:span><text:span text:style-name="_32_">w</text:span><text:span text:style-name="_36_">o</text:span><text:span text:style-name="_38_">r</text:span><text:span text:style-name="_32_">t</text:span><text:span text:style-name="_36_">h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c</text:span><text:span text:style-name="_36_">i</text:span><text:span text:style-name="_38_">v</text:span><text:span text:style-name="_33_">i</text:span><text:span text:style-name="_36_">l</text:span><text:span text:style-name="_39_">i</text:span><text:span text:style-name="_33_">z</text:span><text:span text:style-name="_36_">e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2_">n</text:span><text:span text:style-name="_36_">.</text:span></text:p>
      <text:p text:style-name="P1"><text:span text:style-name="_32_">H</text:span><text:span text:style-name="_36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3_">e</text:span><text:span text:style-name="_35_">l</text:span><text:span text:style-name="_38_">l</text:span><text:span text:style-name="_33_">o</text:span><text:span text:style-name="_36_">w</text:span><text:span text:style-name="_37_"> </text:span><text:span text:style-name="_32_">C</text:span><text:span text:style-name="_36_">i</text:span><text:span text:style-name="_38_">t</text:span><text:span text:style-name="_33_">i</text:span><text:span text:style-name="_36_">z</text:span><text:span text:style-name="_38_">e</text:span><text:span text:style-name="_33_">n</text:span><text:span text:style-name="_36_">s</text:span><text:span text:style-name="_37_"> </text:span><text:span text:style-name="_32_">t</text:span><text:span text:style-name="_35_">a</text:span><text:span text:style-name="_38_">k</text:span><text:span text:style-name="_33_">e</text:span><text:span text:style-name="_36_">n</text:span><text:span text:style-name="_37_"> </text:span><text:span text:style-name="_33_">C</text:span><text:span text:style-name="_35_">a</text:span><text:span text:style-name="_38_">p</text:span><text:span text:style-name="_32_">t</text:span><text:span text:style-name="_35_">i</text:span><text:span text:style-name="_38_">v</text:span><text:span text:style-name="_32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5_">i</text:span><text:span text:style-name="_38_">g</text:span><text:span text:style-name="_33_">h</text:span><text:span text:style-name="_34_"> </text:span><text:span text:style-name="_39_">S</text:span><text:span text:style-name="_33_">e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a</text:span><text:span text:style-name="_36_">r</text:span><text:span text:style-name="_37_"> </text:span><text:span text:style-name="_32_">A</text:span><text:span text:style-name="_35_">r</text:span><text:span text:style-name="_39_">m</text:span><text:span text:style-name="_32_">s</text:span><text:span text:style-name="_34_"> </text:span><text:span text:style-name="_38_">a</text:span><text:span text:style-name="_32_">g</text:span><text:span text:style-name="_35_">a</text:span><text:span text:style-name="_38_">i</text:span><text:span text:style-name="_32_">n</text:span><text:span text:style-name="_35_">s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5_">C</text:span><text:span text:style-name="_38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x</text:span><text:span text:style-name="_38_">e</text:span><text:span text:style-name="_33_">c</text:span><text:span text:style-name="_36_">u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5_">f</text:span><text:span text:style-name="_38_">r</text:span><text:span text:style-name="_33_">i</text:span><text:span text:style-name="_36_">e</text:span><text:span text:style-name="_39_">n</text:span><text:span text:style-name="_32_">d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r</text:span><text:span text:style-name="_32_">e</text:span><text:span text:style-name="_35_">t</text:span><text:span text:style-name="_39_">h</text:span><text:span text:style-name="_32_">r</text:span><text:span text:style-name="_36_">e</text:span><text:span text:style-name="_38_">n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o</text:span><text:span text:style-name="_34_"> </text:span><text:span text:style-name="_38_">f</text:span><text:span text:style-name="_32_">a</text:span><text:span text:style-name="_36_">l</text:span><text:span text:style-name="_39_">l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s</text:span><text:span text:style-name="_32_">e</text:span><text:span text:style-name="_35_">l</text:span><text:span text:style-name="_38_">v</text:span><text:span text:style-name="_33_">e</text:span><text:span text:style-name="_35_">s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2_">i</text:span><text:span text:style-name="_35_">r</text:span><text:span text:style-name="_37_"> </text:span><text:span text:style-name="_33_">H</text:span><text:span text:style-name="_35_">a</text:span><text:span text:style-name="_39_">n</text:span><text:span text:style-name="_32_">d</text:span><text:span text:style-name="_36_">s</text:span><text:span text:style-name="_39_">.</text:span></text:p>
      <text:p text:style-name="P1"><text:span text:style-name="_36_">H</text:span><text:span text:style-name="_38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e</text:span><text:span text:style-name="_32_">x</text:span><text:span text:style-name="_36_">c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d</text:span><text:span text:style-name="_38_">o</text:span><text:span text:style-name="_33_">m</text:span><text:span text:style-name="_36_">e</text:span><text:span text:style-name="_39_">s</text:span><text:span text:style-name="_33_">t</text:span><text:span text:style-name="_35_">i</text:span><text:span text:style-name="_39_">c</text:span><text:span text:style-name="_31_"> </text:span><text:span text:style-name="_36_">i</text:span><text:span text:style-name="_39_">n</text:span><text:span text:style-name="_32_">s</text:span><text:span text:style-name="_36_">u</text:span><text:span text:style-name="_38_">r</text:span><text:span text:style-name="_32_">r</text:span><text:span text:style-name="_36_">e</text:span><text:span text:style-name="_38_">c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a</text:span><text:span text:style-name="_35_">m</text:span><text:span text:style-name="_38_">o</text:span><text:span text:style-name="_33_">n</text:span><text:span text:style-name="_36_">g</text:span><text:span text:style-name="_38_">s</text:span><text:span text:style-name="_33_">t</text:span><text:span text:style-name="_34_"> </text:span><text:span text:style-name="_39_">u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e</text:span><text:span text:style-name="_32_">n</text:span><text:span text:style-name="_35_">d</text:span><text:span text:style-name="_39_">e</text:span><text:span text:style-name="_32_">a</text:span><text:span text:style-name="_36_">v</text:span><text:span text:style-name="_39_">o</text:span><text:span text:style-name="_33_">u</text:span><text:span text:style-name="_36_">r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r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h</text:span><text:span text:style-name="_33_">a</text:span><text:span text:style-name="_36_">b</text:span><text:span text:style-name="_39_">i</text:span><text:span text:style-name="_32_">t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f</text:span><text:span text:style-name="_39_">r</text:span><text:span text:style-name="_33_">o</text:span><text:span text:style-name="_35_">n</text:span><text:span text:style-name="_38_">t</text:span><text:span text:style-name="_33_">i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e</text:span><text:span text:style-name="_32_">r</text:span><text:span text:style-name="_35_">c</text:span><text:span text:style-name="_38_">i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2_">n</text:span><text:span text:style-name="_35_">d</text:span><text:span text:style-name="_39_">i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v</text:span><text:span text:style-name="_33_">a</text:span><text:span text:style-name="_35_">g</text:span><text:span text:style-name="_38_">e</text:span><text:span text:style-name="_33_">s</text:span><text:span text:style-name="_35_">,</text:span><text:span text:style-name="_37_"> </text:span><text:span text:style-name="_33_">w</text:span><text:span text:style-name="_36_">h</text:span><text:span text:style-name="_39_">o</text:span><text:span text:style-name="_32_">s</text:span><text:span text:style-name="_35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n</text:span><text:span text:style-name="_37_"> </text:span><text:span text:style-name="_33_">r</text:span><text:span text:style-name="_35_">u</text:span><text:span text:style-name="_39_">l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a</text:span><text:span text:style-name="_35_">r</text:span><text:span text:style-name="_39_">f</text:span><text:span text:style-name="_32_">a</text:span><text:span text:style-name="_36_">r</text:span><text:span text:style-name="_39_">e</text:span><text:span text:style-name="_33_">,</text:span><text:span text:style-name="_34_"> </text:span><text:span text:style-name="_39_">i</text:span><text:span text:style-name="_33_">s</text:span><text:span text:style-name="_34_"> </text:span><text:span text:style-name="_39_">a</text:span><text:span text:style-name="_32_">n</text:span><text:span text:style-name="_34_"> </text:span><text:span text:style-name="_38_">u</text:span><text:span text:style-name="_33_">n</text:span><text:span text:style-name="_36_">d</text:span><text:span text:style-name="_38_">i</text:span><text:span text:style-name="_32_">s</text:span><text:span text:style-name="_36_">t</text:span><text:span text:style-name="_38_">i</text:span><text:span text:style-name="_32_">n</text:span><text:span text:style-name="_36_">g</text:span><text:span text:style-name="_38_">u</text:span><text:span text:style-name="_32_">i</text:span><text:span text:style-name="_35_">s</text:span><text:span text:style-name="_39_">h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5_">s</text:span><text:span text:style-name="_39_">e</text:span><text:span text:style-name="_33_">x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c</text:span><text:span text:style-name="_33_">o</text:span><text:span text:style-name="_36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/text:p>
      <text:p text:style-name="P1"><text:span text:style-name="_38_">I</text:span><text:span text:style-name="_33_">n</text:span><text:span text:style-name="_34_"> </text:span><text:span text:style-name="_38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s</text:span><text:span text:style-name="_32_">t</text:span><text:span text:style-name="_35_">a</text:span><text:span text:style-name="_38_">g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O</text:span><text:span text:style-name="_32_">p</text:span><text:span text:style-name="_35_">p</text:span><text:span text:style-name="_39_">r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P</text:span><text:span text:style-name="_38_">e</text:span><text:span text:style-name="_32_">t</text:span><text:span text:style-name="_36_">i</text:span><text:span text:style-name="_39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2_">d</text:span><text:span text:style-name="_35_">r</text:span><text:span text:style-name="_38_">e</text:span><text:span text:style-name="_32_">s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oft-page-break/><text:span text:style-name="_33_">h</text:span><text:span text:style-name="_36_">u</text:span><text:span text:style-name="_38_">m</text:span><text:span text:style-name="_32_">b</text:span><text:span text:style-name="_36_">l</text:span><text:span text:style-name="_39_">e</text:span><text:span text:style-name="_31_"> </text:span><text:span text:style-name="_35_">t</text:span><text:span text:style-name="_38_">e</text:span><text:span text:style-name="_32_">r</text:span><text:span text:style-name="_35_">m</text:span><text:span text:style-name="_38_">s</text:span><text:span text:style-name="_32_">: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r</text:span><text:span text:style-name="_35_">e</text:span><text:span text:style-name="_39_">p</text:span><text:span text:style-name="_33_">e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P</text:span><text:span text:style-name="_36_">e</text:span><text:span text:style-name="_39_">t</text:span><text:span text:style-name="_32_">i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b</text:span><text:span text:style-name="_39_">y</text:span><text:span text:style-name="_31_"> </text:span><text:span text:style-name="_35_">r</text:span><text:span text:style-name="_39_">e</text:span><text:span text:style-name="_32_">p</text:span><text:span text:style-name="_35_">e</text:span><text:span text:style-name="_38_">a</text:span><text:span text:style-name="_33_">t</text:span><text:span text:style-name="_36_">e</text:span><text:span text:style-name="_39_">d</text:span><text:span text:style-name="_31_"> </text:span><text:span text:style-name="_35_">i</text:span><text:span text:style-name="_38_">n</text:span><text:span text:style-name="_32_">j</text:span><text:span text:style-name="_35_">u</text:span><text:span text:style-name="_38_">r</text:span><text:span text:style-name="_32_">y</text:span><text:span text:style-name="_36_">.</text:span><text:span text:style-name="_37_"> </text:span><text:span text:style-name="_32_">A</text:span><text:span text:style-name="_34_"> </text:span><text:span text:style-name="_39_">P</text:span><text:span text:style-name="_32_">r</text:span><text:span text:style-name="_36_">i</text:span><text:span text:style-name="_39_">n</text:span><text:span text:style-name="_33_">c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s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r</text:span><text:span text:style-name="_36_">a</text:span><text:span text:style-name="_39_">c</text:span><text:span text:style-name="_32_">t</text:span><text:span text:style-name="_36_">e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9_">h</text:span><text:span text:style-name="_33_">u</text:span><text:span text:style-name="_35_">s</text:span><text:span text:style-name="_37_"> </text:span><text:span text:style-name="_33_">m</text:span><text:span text:style-name="_36_">a</text:span><text:span text:style-name="_38_">r</text:span><text:span text:style-name="_32_">k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e</text:span><text:span text:style-name="_39_">v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c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d</text:span><text:span text:style-name="_35_">e</text:span><text:span text:style-name="_38_">f</text:span><text:span text:style-name="_33_">i</text:span><text:span text:style-name="_36_">n</text:span><text:span text:style-name="_38_">e</text:span><text:span text:style-name="_31_"> </text:span><text:span text:style-name="_36_">a</text:span><text:span text:style-name="_37_"> </text:span><text:span text:style-name="_32_">T</text:span><text:span text:style-name="_36_">y</text:span><text:span text:style-name="_39_">r</text:span><text:span text:style-name="_32_">a</text:span><text:span text:style-name="_35_">n</text:span><text:span text:style-name="_38_">t</text:span><text:span text:style-name="_32_">,</text:span><text:span text:style-name="_34_"> </text:span><text:span text:style-name="_39_">i</text:span><text:span text:style-name="_32_">s</text:span><text:span text:style-name="_34_"> </text:span><text:span text:style-name="_39_">u</text:span><text:span text:style-name="_33_">n</text:span><text:span text:style-name="_35_">f</text:span><text:span text:style-name="_38_">i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r</text:span><text:span text:style-name="_36_">u</text:span><text:span text:style-name="_38_">l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f</text:span><text:span text:style-name="_32_">r</text:span><text:span text:style-name="_36_">e</text:span><text:span text:style-name="_38_">e</text:span><text:span text:style-name="_31_"> </text:span><text:span text:style-name="_36_">p</text:span><text:span text:style-name="_39_">e</text:span><text:span text:style-name="_33_">o</text:span><text:span text:style-name="_36_">p</text:span><text:span text:style-name="_39_">l</text:span><text:span text:style-name="_33_">e</text:span><text:span text:style-name="_36_">.</text:span></text:p>
      <text:p text:style-name="P1"><text:span text:style-name="_32_">N</text:span><text:span text:style-name="_35_">o</text:span><text:span text:style-name="_38_">r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W</text:span><text:span text:style-name="_35_">e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8_">w</text:span><text:span text:style-name="_33_">a</text:span><text:span text:style-name="_36_">n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t</text:span><text:span text:style-name="_32_">t</text:span><text:span text:style-name="_35_">e</text:span><text:span text:style-name="_38_">n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r</text:span><text:span text:style-name="_33_">i</text:span><text:span text:style-name="_36_">t</text:span><text:span text:style-name="_38_">t</text:span><text:span text:style-name="_33_">i</text:span><text:span text:style-name="_35_">s</text:span><text:span text:style-name="_38_">h</text:span><text:span text:style-name="_31_"> </text:span><text:span text:style-name="_36_">b</text:span><text:span text:style-name="_38_">r</text:span><text:span text:style-name="_33_">e</text:span><text:span text:style-name="_36_">t</text:span><text:span text:style-name="_39_">h</text:span><text:span text:style-name="_32_">r</text:span><text:span text:style-name="_35_">e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w</text:span><text:span text:style-name="_38_">a</text:span><text:span text:style-name="_32_">r</text:span><text:span text:style-name="_35_">n</text:span><text:span text:style-name="_38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9_">m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i</text:span><text:span text:style-name="_35_">m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2_">p</text:span><text:span text:style-name="_35_">t</text:span><text:span text:style-name="_38_">s</text:span><text:span text:style-name="_31_"> </text:span><text:span text:style-name="_35_">b</text:span><text:span text:style-name="_39_">y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l</text:span><text:span text:style-name="_39_">e</text:span><text:span text:style-name="_33_">g</text:span><text:span text:style-name="_35_">i</text:span><text:span text:style-name="_39_">s</text:span><text:span text:style-name="_33_">l</text:span><text:span text:style-name="_35_">a</text:span><text:span text:style-name="_38_">t</text:span><text:span text:style-name="_33_">u</text:span><text:span text:style-name="_36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x</text:span><text:span text:style-name="_33_">t</text:span><text:span text:style-name="_35_">e</text:span><text:span text:style-name="_39_">n</text:span><text:span text:style-name="_32_">d</text:span><text:span text:style-name="_34_"> </text:span><text:span text:style-name="_38_">a</text:span><text:span text:style-name="_32_">n</text:span><text:span text:style-name="_34_"> </text:span><text:span text:style-name="_39_">u</text:span><text:span text:style-name="_33_">n</text:span><text:span text:style-name="_35_">w</text:span><text:span text:style-name="_39_">a</text:span><text:span text:style-name="_33_">r</text:span><text:span text:style-name="_36_">r</text:span><text:span text:style-name="_38_">a</text:span><text:span text:style-name="_33_">n</text:span><text:span text:style-name="_35_">t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j</text:span><text:span text:style-name="_39_">u</text:span><text:span text:style-name="_32_">r</text:span><text:span text:style-name="_35_">i</text:span><text:span text:style-name="_38_">s</text:span><text:span text:style-name="_33_">d</text:span><text:span text:style-name="_35_">i</text:span><text:span text:style-name="_38_">c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2_">v</text:span><text:span text:style-name="_36_">e</text:span><text:span text:style-name="_38_">r</text:span><text:span text:style-name="_31_"> </text:span><text:span text:style-name="_36_">u</text:span><text:span text:style-name="_39_">s</text:span><text:span text:style-name="_33_">.</text:span><text:span text:style-name="_34_"> </text:span><text:span text:style-name="_39_">W</text:span><text:span text:style-name="_33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r</text:span><text:span text:style-name="_38_">e</text:span><text:span text:style-name="_32_">m</text:span><text:span text:style-name="_35_">i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5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8_">u</text:span><text:span text:style-name="_33_">m</text:span><text:span text:style-name="_35_">s</text:span><text:span text:style-name="_39_">t</text:span><text:span text:style-name="_32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e</text:span><text:span text:style-name="_39_">m</text:span><text:span text:style-name="_33_">i</text:span><text:span text:style-name="_35_">g</text:span><text:span text:style-name="_38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8_">e</text:span><text:span text:style-name="_33_">t</text:span><text:span text:style-name="_36_">t</text:span><text:span text:style-name="_38_">l</text:span><text:span text:style-name="_33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2_">e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a</text:span><text:span text:style-name="_33_">p</text:span><text:span text:style-name="_35_">p</text:span><text:span text:style-name="_38_">e</text:span><text:span text:style-name="_32_">a</text:span><text:span text:style-name="_36_">l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8_">i</text:span><text:span text:style-name="_32_">r</text:span><text:span text:style-name="_34_"> </text:span><text:span text:style-name="_39_">n</text:span><text:span text:style-name="_32_">a</text:span><text:span text:style-name="_35_">t</text:span><text:span text:style-name="_38_">i</text:span><text:span text:style-name="_32_">v</text:span><text:span text:style-name="_35_">e</text:span><text:span text:style-name="_37_"> </text:span><text:span text:style-name="_33_">j</text:span><text:span text:style-name="_36_">u</text:span><text:span text:style-name="_39_">s</text:span><text:span text:style-name="_33_">t</text:span><text:span text:style-name="_35_">i</text:span><text:span text:style-name="_38_">c</text:span><text:span text:style-name="_32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a</text:span><text:span text:style-name="_38_">g</text:span><text:span text:style-name="_32_">n</text:span><text:span text:style-name="_36_">a</text:span><text:span text:style-name="_38_">n</text:span><text:span text:style-name="_33_">i</text:span><text:span text:style-name="_36_">m</text:span><text:span text:style-name="_39_">i</text:span><text:span text:style-name="_33_">t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8_">u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c</text:span><text:span text:style-name="_39_">o</text:span><text:span text:style-name="_32_">m</text:span><text:span text:style-name="_35_">m</text:span><text:span text:style-name="_38_">o</text:span><text:span text:style-name="_32_">n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r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v</text:span><text:span text:style-name="_32_">o</text:span><text:span text:style-name="_36_">w</text:span><text:span text:style-name="_37_"> </text:span><text:span text:style-name="_32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u</text:span><text:span text:style-name="_35_">s</text:span><text:span text:style-name="_38_">u</text:span><text:span text:style-name="_32_">r</text:span><text:span text:style-name="_35_">p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2_">,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i</text:span><text:span text:style-name="_33_">n</text:span><text:span text:style-name="_35_">e</text:span><text:span text:style-name="_39_">v</text:span><text:span text:style-name="_32_">i</text:span><text:span text:style-name="_35_">t</text:span><text:span text:style-name="_39_">a</text:span><text:span text:style-name="_32_">b</text:span><text:span text:style-name="_35_">l</text:span><text:span text:style-name="_38_">y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6_">u</text:span><text:span text:style-name="_38_">p</text:span><text:span text:style-name="_32_">t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c</text:span><text:span text:style-name="_35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o</text:span><text:span text:style-name="_32_">r</text:span><text:span text:style-name="_35_">r</text:span><text:span text:style-name="_38_">e</text:span><text:span text:style-name="_33_">s</text:span><text:span text:style-name="_36_">p</text:span><text:span text:style-name="_38_">o</text:span><text:span text:style-name="_33_">n</text:span><text:span text:style-name="_36_">d</text:span><text:span text:style-name="_39_">e</text:span><text:span text:style-name="_32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t</text:span><text:span text:style-name="_38_">o</text:span><text:span text:style-name="_32_">o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b</text:span><text:span text:style-name="_39_">e</text:span><text:span text:style-name="_32_">e</text:span><text:span text:style-name="_36_">n</text:span><text:span text:style-name="_37_"> </text:span><text:span text:style-name="_33_">d</text:span><text:span text:style-name="_35_">e</text:span><text:span text:style-name="_39_">a</text:span><text:span text:style-name="_33_">f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v</text:span><text:span text:style-name="_35_">o</text:span><text:span text:style-name="_38_">i</text:span><text:span text:style-name="_33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j</text:span><text:span text:style-name="_35_">u</text:span><text:span text:style-name="_38_">s</text:span><text:span text:style-name="_32_">t</text:span><text:span text:style-name="_36_">i</text:span><text:span text:style-name="_39_">c</text:span><text:span text:style-name="_32_">e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s</text:span><text:span text:style-name="_36_">a</text:span><text:span text:style-name="_38_">n</text:span><text:span text:style-name="_32_">g</text:span><text:span text:style-name="_36_">u</text:span><text:span text:style-name="_39_">i</text:span><text:span text:style-name="_33_">n</text:span><text:span text:style-name="_36_">i</text:span><text:span text:style-name="_38_">t</text:span><text:span text:style-name="_32_">y</text:span><text:span text:style-name="_36_">.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u</text:span><text:span text:style-name="_38_">s</text:span><text:span text:style-name="_33_">t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9_">e</text:span><text:span text:style-name="_32_">,</text:span><text:span text:style-name="_34_"> </text:span><text:span text:style-name="_38_">a</text:span><text:span text:style-name="_33_">c</text:span><text:span text:style-name="_35_">q</text:span><text:span text:style-name="_38_">u</text:span><text:span text:style-name="_32_">i</text:span><text:span text:style-name="_36_">e</text:span><text:span text:style-name="_38_">s</text:span><text:span text:style-name="_33_">c</text:span><text:span text:style-name="_35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i</text:span><text:span text:style-name="_38_">t</text:span><text:span text:style-name="_32_">y</text:span><text:span text:style-name="_36_">,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d</text:span><text:span text:style-name="_36_">e</text:span><text:span text:style-name="_38_">n</text:span><text:span text:style-name="_33_">o</text:span><text:span text:style-name="_36_">u</text:span><text:span text:style-name="_39_">n</text:span><text:span text:style-name="_32_">c</text:span><text:span text:style-name="_36_">e</text:span><text:span text:style-name="_38_">s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S</text:span><text:span text:style-name="_32_">e</text:span><text:span text:style-name="_36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m</text:span><text:span text:style-name="_33_">,</text:span><text:span text:style-name="_34_"> </text:span><text:span text:style-name="_39_">a</text:span><text:span text:style-name="_32_">s</text:span><text:span text:style-name="_34_"> </text:span><text:span text:style-name="_38_">w</text:span><text:span text:style-name="_33_">e</text:span><text:span text:style-name="_34_"> </text:span><text:span text:style-name="_39_">h</text:span><text:span text:style-name="_32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m</text:span><text:span text:style-name="_38_">a</text:span><text:span text:style-name="_32_">n</text:span><text:span text:style-name="_36_">k</text:span><text:span text:style-name="_38_">i</text:span><text:span text:style-name="_32_">n</text:span><text:span text:style-name="_35_">d</text:span><text:span text:style-name="_38_">,</text:span><text:span text:style-name="_31_"> </text:span><text:span text:style-name="_35_">E</text:span><text:span text:style-name="_38_">n</text:span><text:span text:style-name="_32_">e</text:span><text:span text:style-name="_36_">m</text:span><text:span text:style-name="_39_">i</text:span><text:span text:style-name="_33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a</text:span><text:span text:style-name="_39_">r</text:span><text:span text:style-name="_32_">,</text:span><text:span text:style-name="_34_"> </text:span><text:span text:style-name="_39_">i</text:span><text:span text:style-name="_32_">n</text:span><text:span text:style-name="_34_"> </text:span><text:span text:style-name="_38_">P</text:span><text:span text:style-name="_32_">e</text:span><text:span text:style-name="_35_">a</text:span><text:span text:style-name="_38_">c</text:span><text:span text:style-name="_32_">e</text:span><text:span text:style-name="_34_"> </text:span><text:span text:style-name="_38_">F</text:span><text:span text:style-name="_32_">r</text:span><text:span text:style-name="_36_">i</text:span><text:span text:style-name="_39_">e</text:span><text:span text:style-name="_32_">n</text:span><text:span text:style-name="_36_">d</text:span><text:span text:style-name="_39_">s</text:span><text:span text:style-name="_32_">.</text:span></text:p>
      <text:p text:style-name="P1"><text:span text:style-name="_39_">W</text:span><text:span text:style-name="_32_">e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5_">e</text:span><text:span text:style-name="_39_">p</text:span><text:span text:style-name="_33_">r</text:span><text:span text:style-name="_35_">e</text:span><text:span text:style-name="_38_">s</text:span><text:span text:style-name="_33_">e</text:span><text:span text:style-name="_36_">n</text:span><text:span text:style-name="_39_">t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2_">n</text:span><text:span text:style-name="_35_">i</text:span><text:span text:style-name="_38_">t</text:span><text:span text:style-name="_32_">e</text:span><text:span text:style-name="_35_">d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9_">e</text:span><text:span text:style-name="_32_">n</text:span><text:span text:style-name="_36_">e</text:span><text:span text:style-name="_38_">r</text:span><text:span text:style-name="_33_">a</text:span><text:span text:style-name="_36_">l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9_">e</text:span><text:span text:style-name="_33_">s</text:span><text:span text:style-name="_35_">s</text:span><text:span text:style-name="_38_">,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m</text:span><text:span text:style-name="_33_">b</text:span><text:span text:style-name="_35_">l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p</text:span><text:span text:style-name="_38_">p</text:span><text:span text:style-name="_32_">e</text:span><text:span text:style-name="_35_">a</text:span><text:span text:style-name="_39_">l</text:span><text:span text:style-name="_32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p</text:span><text:span text:style-name="_39_">r</text:span><text:span text:style-name="_32_">e</text:span><text:span text:style-name="_36_">m</text:span><text:span text:style-name="_38_">e</text:span><text:span text:style-name="_31_"> </text:span><text:span text:style-name="_35_">J</text:span><text:span text:style-name="_39_">u</text:span><text:span text:style-name="_33_">d</text:span><text:span text:style-name="_36_">g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w</text:span><text:span text:style-name="_33_">o</text:span><text:span text:style-name="_35_">r</text:span><text:span text:style-name="_38_">l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c</text:span><text:span text:style-name="_36_">t</text:span><text:span text:style-name="_39_">i</text:span><text:span text:style-name="_32_">t</text:span><text:span text:style-name="_35_">u</text:span><text:span text:style-name="_39_">d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d</text:span><text:span text:style-name="_36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N</text:span><text:span text:style-name="_32_">a</text:span><text:span text:style-name="_35_">m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6_">u</text:span><text:span text:style-name="_39_">t</text:span><text:span text:style-name="_33_">h</text:span><text:span text:style-name="_35_">o</text:span><text:span text:style-name="_39_">r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5_">o</text:span><text:span text:style-name="_39_">d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3_">n</text:span><text:span text:style-name="_36_">i</text:span><text:span text:style-name="_38_">e</text:span><text:span text:style-name="_32_">s</text:span><text:span text:style-name="_36_">,</text:span><text:span text:style-name="_37_"> </text:span><text:span text:style-name="_32_">s</text:span><text:span text:style-name="_35_">o</text:span><text:span text:style-name="_38_">l</text:span><text:span text:style-name="_33_">e</text:span><text:span text:style-name="_35_">m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u</text:span><text:span text:style-name="_38_">b</text:span><text:span text:style-name="_33_">l</text:span><text:span text:style-name="_36_">i</text:span><text:span text:style-name="_39_">s</text:span><text:span text:style-name="_33_">h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d</text:span><text:span text:style-name="_35_">e</text:span><text:span text:style-name="_39_">c</text:span><text:span text:style-name="_32_">l</text:span><text:span text:style-name="_35_">a</text:span><text:span text:style-name="_39_">r</text:span><text:span text:style-name="_32_">e</text:span><text:span text:style-name="_35_">,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U</text:span><text:span text:style-name="_32_">n</text:span><text:span text:style-name="_36_">i</text:span><text:span text:style-name="_39_">t</text:span><text:span text:style-name="_32_">e</text:span><text:span text:style-name="_36_">d</text:span><text:span text:style-name="_37_"> </text:span><text:span text:style-name="_32_">C</text:span><text:span text:style-name="_35_">o</text:span><text:span text:style-name="_38_">l</text:span><text:span text:style-name="_33_">o</text:span><text:span text:style-name="_35_">n</text:span><text:span text:style-name="_38_">i</text:span><text:span text:style-name="_32_">e</text:span><text:span text:style-name="_36_">s</text:span><text:span text:style-name="_37_"> </text:span><text:span text:style-name="_33_">a</text:span><text:span text:style-name="_35_">r</text:span><text:span text:style-name="_38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o</text:span><text:span text:style-name="_36_">f</text:span><text:span text:style-name="_37_"> </text:span><text:span text:style-name="_33_">R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F</text:span><text:span text:style-name="_35_">r</text:span><text:span text:style-name="_38_">e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d</text:span><text:span text:style-name="_33_">e</text:span><text:span text:style-name="_35_">p</text:span><text:span text:style-name="_39_">e</text:span><text:span text:style-name="_32_">n</text:span><text:span text:style-name="_36_">d</text:span><text:span text:style-name="_38_">e</text:span><text:span text:style-name="_33_">n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6_">e</text:span><text:span text:style-name="_38_">s</text:span><text:span text:style-name="_32_">;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A</text:span><text:span text:style-name="_38_">b</text:span><text:span text:style-name="_33_">s</text:span><text:span text:style-name="_35_">o</text:span><text:span text:style-name="_38_">l</text:span><text:span text:style-name="_33_">v</text:span><text:span text:style-name="_35_">e</text:span><text:span text:style-name="_39_">d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l</text:span><text:span text:style-name="_33_">l</text:span><text:span text:style-name="_35_">e</text:span><text:span text:style-name="_39_">g</text:span><text:span text:style-name="_33_">i</text:span><text:span text:style-name="_35_">a</text:span><text:span text:style-name="_38_">n</text:span><text:span text:style-name="_33_">c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r</text:span><text:span text:style-name="_33_">i</text:span><text:span text:style-name="_35_">t</text:span><text:span text:style-name="_39_">i</text:span><text:span text:style-name="_32_">s</text:span><text:span text:style-name="_35_">h</text:span><text:span text:style-name="_37_"> </text:span><text:span text:style-name="_33_">C</text:span><text:span text:style-name="_36_">r</text:span><text:span text:style-name="_39_">o</text:span><text:span text:style-name="_33_">w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2_">r</text:span><text:span text:style-name="_36_">i</text:span><text:span text:style-name="_39_">t</text:span><text:span text:style-name="_33_">a</text:span><text:span text:style-name="_36_">i</text:span><text:span text:style-name="_39_">n</text:span><text:span text:style-name="_32_">,</text:span><text:span text:style-name="_34_"> </text:span><text:span text:style-name="_39_">i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u</text:span><text:span text:style-name="_39_">g</text:span><text:span text:style-name="_32_">h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o</text:span><text:span text:style-name="_39_">t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d</text:span><text:span text:style-name="_33_">i</text:span><text:span text:style-name="_36_">s</text:span><text:span text:style-name="_39_">s</text:span><text:span text:style-name="_33_">o</text:span><text:span text:style-name="_35_">l</text:span><text:span text:style-name="_38_">v</text:span><text:span text:style-name="_32_">e</text:span><text:span text:style-name="_36_">d</text:span><text:span text:style-name="_39_">;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F</text:span><text:span text:style-name="_38_">r</text:span><text:span text:style-name="_32_">e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9_">n</text:span><text:span text:style-name="_32_">d</text:span><text:span text:style-name="_36_">e</text:span><text:span text:style-name="_39_">p</text:span><text:span text:style-name="_33_">e</text:span><text:span text:style-name="_36_">n</text:span><text:span text:style-name="_39_">d</text:span><text:span text:style-name="_33_">e</text:span><text:span text:style-name="_36_">n</text:span><text:span text:style-name="_38_">t</text:span><text:span text:style-name="_31_"> </text:span><text:span text:style-name="_35_">S</text:span><text:span text:style-name="_39_">t</text:span><text:span text:style-name="_32_">a</text:span><text:span text:style-name="_36_">t</text:span><text:span text:style-name="_38_">e</text:span><text:span text:style-name="_32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5_">f</text:span><text:span text:style-name="_39_">u</text:span><text:span text:style-name="_32_">l</text:span><text:span text:style-name="_35_">l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l</text:span><text:span text:style-name="_36_">e</text:span><text:span text:style-name="_39_">v</text:span><text:span text:style-name="_33_">y</text:span><text:span text:style-name="_34_"> </text:span><text:span text:style-name="_38_">W</text:span><text:span text:style-name="_32_">a</text:span><text:span text:style-name="_36_">r</text:span><text:span text:style-name="_39_">,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d</text:span><text:span text:style-name="_39_">e</text:span><text:span text:style-name="_31_"> </text:span><text:span text:style-name="_35_">P</text:span><text:span text:style-name="_38_">e</text:span><text:span text:style-name="_32_">a</text:span><text:span text:style-name="_36_">c</text:span><text:span text:style-name="_39_">e</text:span><text:span text:style-name="_32_">,</text:span><text:span text:style-name="_34_"> </text:span><text:span text:style-name="_38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9_">c</text:span><text:span text:style-name="_32_">t</text:span><text:span text:style-name="_34_"> </text:span><text:span text:style-name="_38_">A</text:span><text:span text:style-name="_33_">l</text:span><text:span text:style-name="_35_">l</text:span><text:span text:style-name="_38_">i</text:span><text:span text:style-name="_32_">a</text:span><text:span text:style-name="_36_">n</text:span><text:span text:style-name="_38_">c</text:span><text:span text:style-name="_32_">e</text:span><text:span text:style-name="_36_">s</text:span><text:span text:style-name="_39_">,</text:span><text:span text:style-name="_31_"> </text:span><text:span text:style-name="_35_">e</text:span><text:span text:style-name="_38_">s</text:span><text:span text:style-name="_32_">t</text:span><text:span text:style-name="_35_">a</text:span><text:span text:style-name="_38_">b</text:span><text:span text:style-name="_32_">l</text:span><text:span text:style-name="_35_">i</text:span><text:span text:style-name="_38_">s</text:span><text:span text:style-name="_32_">h</text:span><text:span text:style-name="_34_"> </text:span><text:span text:style-name="_39_">C</text:span><text:span text:style-name="_32_">o</text:span><text:span text:style-name="_36_">m</text:span><text:span text:style-name="_38_">m</text:span><text:span text:style-name="_32_">e</text:span><text:span text:style-name="_36_">r</text:span><text:span text:style-name="_39_">c</text:span><text:span text:style-name="_33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d</text:span><text:span text:style-name="_39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9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2_">c</text:span><text:span text:style-name="_36_">t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6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I</text:span><text:span text:style-name="_36_">n</text:span><text:span text:style-name="_39_">d</text:span><text:span text:style-name="_33_">e</text:span><text:span text:style-name="_36_">p</text:span><text:span text:style-name="_39_">e</text:span><text:span text:style-name="_33_">n</text:span><text:span text:style-name="_35_">d</text:span><text:span text:style-name="_39_">e</text:span><text:span text:style-name="_33_">n</text:span><text:span text:style-name="_36_">t</text:span><text:span text:style-name="_37_"> </text:span><text:span text:style-name="_33_">S</text:span><text:span text:style-name="_35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r</text:span><text:span text:style-name="_33_">i</text:span><text:span text:style-name="_36_">g</text:span><text:span text:style-name="_38_">h</text:span><text:span text:style-name="_32_">t</text:span><text:span text:style-name="_34_"> </text:span><text:span text:style-name="_39_">d</text:span><text:span text:style-name="_33_">o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3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3_">f</text:span><text:span text:style-name="_35_">i</text:span><text:span text:style-name="_39_">r</text:span><text:span text:style-name="_32_">m</text:span><text:span text:style-name="_34_"> </text:span><text:span text:style-name="_39_">r</text:span><text:span text:style-name="_33_">e</text:span><text:span text:style-name="_36_">l</text:span><text:span text:style-name="_39_">i</text:span><text:span text:style-name="_32_">a</text:span><text:span text:style-name="_35_">n</text:span><text:span text:style-name="_38_">c</text:span><text:span text:style-name="_32_">e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3_">t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i</text:span><text:span text:style-name="_35_">v</text:span><text:span text:style-name="_38_">i</text:span><text:span text:style-name="_33_">n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v</text:span><text:span text:style-name="_36_">i</text:span><text:span text:style-name="_38_">d</text:span><text:span text:style-name="_32_">e</text:span><text:span text:style-name="_35_">n</text:span><text:span text:style-name="_39_">c</text:span><text:span text:style-name="_33_">e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u</text:span><text:span text:style-name="_38_">t</text:span><text:span text:style-name="_33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p</text:span><text:span text:style-name="_35_">l</text:span><text:span text:style-name="_39_">e</text:span><text:span text:style-name="_33_">d</text:span><text:span text:style-name="_36_">g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e</text:span><text:span text:style-name="_39_">a</text:span><text:span text:style-name="_33_">c</text:span><text:span text:style-name="_36_">h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L</text:span><text:span text:style-name="_38_">i</text:span><text:span text:style-name="_32_">v</text:span><text:span text:style-name="_36_">e</text:span><text:span text:style-name="_39_">s</text:span><text:span text:style-name="_33_">,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6_">o</text:span><text:span text:style-name="_38_">r</text:span><text:span text:style-name="_32_">t</text:span><text:span text:style-name="_35_">u</text:span><text:span text:style-name="_38_">n</text:span><text:span text:style-name="_32_">e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s</text:span><text:span text:style-name="_32_">a</text:span><text:span text:style-name="_35_">c</text:span><text:span text:style-name="_39_">r</text:span><text:span text:style-name="_32_">e</text:span><text:span text:style-name="_36_">d</text:span><text:span text:style-name="_37_"> </text:span><text:span text:style-name="_32_">H</text:span><text:span text:style-name="_35_">o</text:span><text:span text:style-name="_38_">n</text:span><text:span text:style-name="_32_">o</text:span><text:span text:style-name="_36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